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etBrains Mono" svg:font-family="'JetBrai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5.6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30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37.31mm"/>
    </style:style>
    <style:style style:name="co8" style:family="table-column">
      <style:table-column-properties fo:break-before="auto" style:column-width="99.82mm"/>
    </style:style>
    <style:style style:name="co9" style:family="table-column">
      <style:table-column-properties fo:break-before="auto" style:column-width="48.19mm"/>
    </style:style>
    <style:style style:name="co10" style:family="table-column">
      <style:table-column-properties fo:break-before="auto" style:column-width="46.02mm"/>
    </style:style>
    <style:style style:name="co11" style:family="table-column">
      <style:table-column-properties fo:break-before="auto" style:column-width="48.01mm"/>
    </style:style>
    <style:style style:name="co12" style:family="table-column">
      <style:table-column-properties fo:break-before="auto" style:column-width="45.83mm"/>
    </style:style>
    <style:style style:name="co13" style:family="table-column">
      <style:table-column-properties fo:break-before="auto" style:column-width="47.47mm"/>
    </style:style>
    <style:style style:name="co14" style:family="table-column">
      <style:table-column-properties fo:break-before="auto" style:column-width="45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none" fo:border-right="none" fo:border-top="0.99pt solid #000000"/>
    </style:style>
    <style:style style:name="ce3" style:family="table-cell" style:parent-style-name="Default">
      <style:table-cell-properties fo:border-bottom="0.99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penLV" table:style-name="ta1">
        <table:shapes>
          <draw:frame draw:z-index="0" draw:style-name="gr1" draw:text-style-name="P1" svg:width="118.83mm" svg:height="51mm" svg:x="226.93mm" svg:y="5.58mm">
            <draw:object draw:notify-on-update-of-ranges="openLV.C1:openLV.C1 openLV.C2:openLV.C13 openLV.O2:openLV.O13 openLV.O2:openLV.O13 openLV.E1:openLV.E1 openLV.E2:openLV.E13 openLV.P2:openLV.P13 openLV.P2:openLV.P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9.9mm" svg:height="50.47mm" svg:x="226.86mm" svg:y="60.56mm">
            <draw:object draw:notify-on-update-of-ranges="openLV.C1:openLV.C1 openLV.C14:openLV.C25 openLV.O14:openLV.O25 openLV.O14:openLV.O25 openLV.E1:openLV.E1 openLV.E14:openLV.E25 openLV.P14:openLV.P25 openLV.P14:openLV.P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20.47mm" svg:height="51mm" svg:x="226.38mm" svg:y="113.95mm">
            <draw:object draw:notify-on-update-of-ranges="openLV.C1:openLV.C1 openLV.C26:openLV.C37 openLV.O26:openLV.O37 openLV.O26:openLV.O37 openLV.E1:openLV.E1 openLV.E26:openLV.E37 openLV.P26:openLV.P37 openLV.P26:openLV.P3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8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</text:p>
          </table:table-cell>
          <table:table-cell table:style-name="ce1" office:value-type="string" calcext:value-type="string">
            <text:p>pv_gis_std_dev</text:p>
          </table:table-cell>
          <table:table-cell table:style-name="ce1" office:value-type="string" calcext:value-type="string">
            <text:p>kWh_diff</text:p>
          </table:table-cell>
          <table:table-cell table:number-columns-repeated="7"/>
          <table:table-cell office:value-type="string" calcext:value-type="string">
            <text:p>half_real_std_dev</text:p>
          </table:table-cell>
          <table:table-cell office:value-type="string" calcext:value-type="string">
            <text:p>half_pv_gis_std_dev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" calcext:value-type="float">
            <text:p>1</text:p>
          </table:table-cell>
          <table:table-cell office:value-type="float" office:value="136.59301384615" calcext:value-type="float">
            <text:p>136.59301384615</text:p>
          </table:table-cell>
          <table:table-cell office:value-type="float" office:value="20.5403148167628" calcext:value-type="float">
            <text:p>20.5403148167628</text:p>
          </table:table-cell>
          <table:table-cell office:value-type="float" office:value="132.79" calcext:value-type="float">
            <text:p>132.79</text:p>
          </table:table-cell>
          <table:table-cell office:value-type="float" office:value="18.07" calcext:value-type="float">
            <text:p>18.07</text:p>
          </table:table-cell>
          <table:table-cell office:value-type="float" office:value="3.80301384614992" calcext:value-type="float">
            <text:p>3.80301384614992</text:p>
          </table:table-cell>
          <table:table-cell table:number-columns-repeated="7"/>
          <table:table-cell table:formula="of:=[.D2]/2" office:value-type="float" office:value="10.2701574083814" calcext:value-type="float">
            <text:p>10.2701574083814</text:p>
          </table:table-cell>
          <table:table-cell table:formula="of:=[.F2]/2" office:value-type="float" office:value="9.035" calcext:value-type="float">
            <text:p>9.03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2" calcext:value-type="float">
            <text:p>2</text:p>
          </table:table-cell>
          <table:table-cell office:value-type="float" office:value="222.5022791464" calcext:value-type="float">
            <text:p>222.5022791464</text:p>
          </table:table-cell>
          <table:table-cell office:value-type="float" office:value="56.4515834663938" calcext:value-type="float">
            <text:p>56.4515834663938</text:p>
          </table:table-cell>
          <table:table-cell office:value-type="float" office:value="185.67" calcext:value-type="float">
            <text:p>185.67</text:p>
          </table:table-cell>
          <table:table-cell office:value-type="float" office:value="35.31" calcext:value-type="float">
            <text:p>35.31</text:p>
          </table:table-cell>
          <table:table-cell office:value-type="float" office:value="36.8322791464001" calcext:value-type="float">
            <text:p>36.8322791464001</text:p>
          </table:table-cell>
          <table:table-cell table:number-columns-repeated="7"/>
          <table:table-cell table:formula="of:=[.D3]/2" office:value-type="float" office:value="28.2257917331969" calcext:value-type="float">
            <text:p>28.2257917331969</text:p>
          </table:table-cell>
          <table:table-cell table:formula="of:=[.F3]/2" office:value-type="float" office:value="17.655" calcext:value-type="float">
            <text:p>17.65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3" calcext:value-type="float">
            <text:p>3</text:p>
          </table:table-cell>
          <table:table-cell office:value-type="float" office:value="337.3504979674" calcext:value-type="float">
            <text:p>337.3504979674</text:p>
          </table:table-cell>
          <table:table-cell office:value-type="float" office:value="47.1170295676676" calcext:value-type="float">
            <text:p>47.1170295676676</text:p>
          </table:table-cell>
          <table:table-cell office:value-type="float" office:value="333.61" calcext:value-type="float">
            <text:p>333.61</text:p>
          </table:table-cell>
          <table:table-cell office:value-type="float" office:value="60.24" calcext:value-type="float">
            <text:p>60.24</text:p>
          </table:table-cell>
          <table:table-cell office:value-type="float" office:value="3.74049796739973" calcext:value-type="float">
            <text:p>3.74049796739973</text:p>
          </table:table-cell>
          <table:table-cell table:number-columns-repeated="7"/>
          <table:table-cell table:formula="of:=[.D4]/2" office:value-type="float" office:value="23.5585147838338" calcext:value-type="float">
            <text:p>23.5585147838338</text:p>
          </table:table-cell>
          <table:table-cell table:formula="of:=[.F4]/2" office:value-type="float" office:value="30.12" calcext:value-type="float">
            <text:p>30.12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4" calcext:value-type="float">
            <text:p>4</text:p>
          </table:table-cell>
          <table:table-cell office:value-type="float" office:value="453.47305221275" calcext:value-type="float">
            <text:p>453.47305221275</text:p>
          </table:table-cell>
          <table:table-cell office:value-type="float" office:value="66.2302949217769" calcext:value-type="float">
            <text:p>66.2302949217769</text:p>
          </table:table-cell>
          <table:table-cell office:value-type="float" office:value="444.13" calcext:value-type="float">
            <text:p>444.13</text:p>
          </table:table-cell>
          <table:table-cell office:value-type="float" office:value="66.55" calcext:value-type="float">
            <text:p>66.55</text:p>
          </table:table-cell>
          <table:table-cell office:value-type="float" office:value="9.34305221275002" calcext:value-type="float">
            <text:p>9.34305221275002</text:p>
          </table:table-cell>
          <table:table-cell table:number-columns-repeated="7"/>
          <table:table-cell table:formula="of:=[.D5]/2" office:value-type="float" office:value="33.1151474608885" calcext:value-type="float">
            <text:p>33.1151474608885</text:p>
          </table:table-cell>
          <table:table-cell table:formula="of:=[.F5]/2" office:value-type="float" office:value="33.275" calcext:value-type="float">
            <text:p>33.27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5" calcext:value-type="float">
            <text:p>5</text:p>
          </table:table-cell>
          <table:table-cell office:value-type="float" office:value="444.8226333915" calcext:value-type="float">
            <text:p>444.8226333915</text:p>
          </table:table-cell>
          <table:table-cell office:value-type="float" office:value="167.570431273695" calcext:value-type="float">
            <text:p>167.570431273695</text:p>
          </table:table-cell>
          <table:table-cell office:value-type="float" office:value="473.58" calcext:value-type="float">
            <text:p>473.58</text:p>
          </table:table-cell>
          <table:table-cell office:value-type="float" office:value="29.33" calcext:value-type="float">
            <text:p>29.33</text:p>
          </table:table-cell>
          <table:table-cell office:value-type="float" office:value="-28.7573666085002" calcext:value-type="float">
            <text:p>-28.7573666085002</text:p>
          </table:table-cell>
          <table:table-cell table:number-columns-repeated="7"/>
          <table:table-cell table:formula="of:=[.D6]/2" office:value-type="float" office:value="83.7852156368475" calcext:value-type="float">
            <text:p>83.7852156368475</text:p>
          </table:table-cell>
          <table:table-cell table:formula="of:=[.F6]/2" office:value-type="float" office:value="14.665" calcext:value-type="float">
            <text:p>14.66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6" calcext:value-type="float">
            <text:p>6</text:p>
          </table:table-cell>
          <table:table-cell office:value-type="float" office:value="457.491112395" calcext:value-type="float">
            <text:p>457.491112395</text:p>
          </table:table-cell>
          <table:table-cell office:value-type="float" office:value="60.002381838087" calcext:value-type="float">
            <text:p>60.002381838087</text:p>
          </table:table-cell>
          <table:table-cell office:value-type="float" office:value="490.56" calcext:value-type="float">
            <text:p>490.56</text:p>
          </table:table-cell>
          <table:table-cell office:value-type="float" office:value="60.1" calcext:value-type="float">
            <text:p>60.1</text:p>
          </table:table-cell>
          <table:table-cell office:value-type="float" office:value="-33.0688876049996" calcext:value-type="float">
            <text:p>-33.0688876049996</text:p>
          </table:table-cell>
          <table:table-cell table:number-columns-repeated="7"/>
          <table:table-cell table:formula="of:=[.D7]/2" office:value-type="float" office:value="30.0011909190435" calcext:value-type="float">
            <text:p>30.0011909190435</text:p>
          </table:table-cell>
          <table:table-cell table:formula="of:=[.F7]/2" office:value-type="float" office:value="30.05" calcext:value-type="float">
            <text:p>30.0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7" calcext:value-type="float">
            <text:p>7</text:p>
          </table:table-cell>
          <table:table-cell office:value-type="float" office:value="511.16135456845" calcext:value-type="float">
            <text:p>511.16135456845</text:p>
          </table:table-cell>
          <table:table-cell office:value-type="float" office:value="53.7354456734584" calcext:value-type="float">
            <text:p>53.7354456734584</text:p>
          </table:table-cell>
          <table:table-cell office:value-type="float" office:value="496.73" calcext:value-type="float">
            <text:p>496.73</text:p>
          </table:table-cell>
          <table:table-cell office:value-type="float" office:value="53.08" calcext:value-type="float">
            <text:p>53.08</text:p>
          </table:table-cell>
          <table:table-cell office:value-type="float" office:value="14.4313545684502" calcext:value-type="float">
            <text:p>14.4313545684502</text:p>
          </table:table-cell>
          <table:table-cell table:number-columns-repeated="7"/>
          <table:table-cell table:formula="of:=[.D8]/2" office:value-type="float" office:value="26.8677228367292" calcext:value-type="float">
            <text:p>26.8677228367292</text:p>
          </table:table-cell>
          <table:table-cell table:formula="of:=[.F8]/2" office:value-type="float" office:value="26.54" calcext:value-type="float">
            <text:p>26.54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8" calcext:value-type="float">
            <text:p>8</text:p>
          </table:table-cell>
          <table:table-cell office:value-type="float" office:value="417.21155634675" calcext:value-type="float">
            <text:p>417.21155634675</text:p>
          </table:table-cell>
          <table:table-cell office:value-type="float" office:value="55.1719414763852" calcext:value-type="float">
            <text:p>55.1719414763852</text:p>
          </table:table-cell>
          <table:table-cell office:value-type="float" office:value="433.31" calcext:value-type="float">
            <text:p>433.31</text:p>
          </table:table-cell>
          <table:table-cell office:value-type="float" office:value="56.19" calcext:value-type="float">
            <text:p>56.19</text:p>
          </table:table-cell>
          <table:table-cell office:value-type="float" office:value="-16.0984436532498" calcext:value-type="float">
            <text:p>-16.0984436532498</text:p>
          </table:table-cell>
          <table:table-cell table:number-columns-repeated="7"/>
          <table:table-cell table:formula="of:=[.D9]/2" office:value-type="float" office:value="27.5859707381926" calcext:value-type="float">
            <text:p>27.5859707381926</text:p>
          </table:table-cell>
          <table:table-cell table:formula="of:=[.F9]/2" office:value-type="float" office:value="28.095" calcext:value-type="float">
            <text:p>28.09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9" calcext:value-type="float">
            <text:p>9</text:p>
          </table:table-cell>
          <table:table-cell office:value-type="float" office:value="334.2871916027" calcext:value-type="float">
            <text:p>334.2871916027</text:p>
          </table:table-cell>
          <table:table-cell office:value-type="float" office:value="118.358839451977" calcext:value-type="float">
            <text:p>118.358839451977</text:p>
          </table:table-cell>
          <table:table-cell office:value-type="float" office:value="358.98" calcext:value-type="float">
            <text:p>358.98</text:p>
          </table:table-cell>
          <table:table-cell office:value-type="float" office:value="29.5" calcext:value-type="float">
            <text:p>29.5</text:p>
          </table:table-cell>
          <table:table-cell office:value-type="float" office:value="-24.6928083972999" calcext:value-type="float">
            <text:p>-24.6928083972999</text:p>
          </table:table-cell>
          <table:table-cell table:number-columns-repeated="7"/>
          <table:table-cell table:formula="of:=[.D10]/2" office:value-type="float" office:value="59.1794197259885" calcext:value-type="float">
            <text:p>59.1794197259885</text:p>
          </table:table-cell>
          <table:table-cell table:formula="of:=[.F10]/2" office:value-type="float" office:value="14.75" calcext:value-type="float">
            <text:p>14.7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0" calcext:value-type="float">
            <text:p>10</text:p>
          </table:table-cell>
          <table:table-cell office:value-type="float" office:value="248.7679375563" calcext:value-type="float">
            <text:p>248.7679375563</text:p>
          </table:table-cell>
          <table:table-cell office:value-type="float" office:value="51.4889425021524" calcext:value-type="float">
            <text:p>51.4889425021524</text:p>
          </table:table-cell>
          <table:table-cell office:value-type="float" office:value="239.86" calcext:value-type="float">
            <text:p>239.86</text:p>
          </table:table-cell>
          <table:table-cell office:value-type="float" office:value="26.31" calcext:value-type="float">
            <text:p>26.31</text:p>
          </table:table-cell>
          <table:table-cell office:value-type="float" office:value="8.90793755629983" calcext:value-type="float">
            <text:p>8.90793755629983</text:p>
          </table:table-cell>
          <table:table-cell table:number-columns-repeated="7"/>
          <table:table-cell table:formula="of:=[.D11]/2" office:value-type="float" office:value="25.7444712510762" calcext:value-type="float">
            <text:p>25.7444712510762</text:p>
          </table:table-cell>
          <table:table-cell table:formula="of:=[.F11]/2" office:value-type="float" office:value="13.155" calcext:value-type="float">
            <text:p>13.155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1" calcext:value-type="float">
            <text:p>11</text:p>
          </table:table-cell>
          <table:table-cell office:value-type="float" office:value="165.4246375843" calcext:value-type="float">
            <text:p>165.4246375843</text:p>
          </table:table-cell>
          <table:table-cell office:value-type="float" office:value="35.3658523426875" calcext:value-type="float">
            <text:p>35.3658523426875</text:p>
          </table:table-cell>
          <table:table-cell office:value-type="float" office:value="159.15" calcext:value-type="float">
            <text:p>159.15</text:p>
          </table:table-cell>
          <table:table-cell office:value-type="float" office:value="32.36" calcext:value-type="float">
            <text:p>32.36</text:p>
          </table:table-cell>
          <table:table-cell office:value-type="float" office:value="6.27463758429997" calcext:value-type="float">
            <text:p>6.27463758429997</text:p>
          </table:table-cell>
          <table:table-cell table:number-columns-repeated="7"/>
          <table:table-cell table:formula="of:=[.D12]/2" office:value-type="float" office:value="17.6829261713438" calcext:value-type="float">
            <text:p>17.6829261713438</text:p>
          </table:table-cell>
          <table:table-cell table:formula="of:=[.F12]/2" office:value-type="float" office:value="16.18" calcext:value-type="float">
            <text:p>16.18</text:p>
          </table:table-cell>
        </table:table-row>
        <table:table-row table:style-name="ro1">
          <table:table-cell office:value-type="string" calcext:value-type="string">
            <text:p>solaredgepv.Marshfield.csv</text:p>
          </table:table-cell>
          <table:table-cell office:value-type="float" office:value="12" calcext:value-type="float">
            <text:p>12</text:p>
          </table:table-cell>
          <table:table-cell office:value-type="float" office:value="111.174936034062" calcext:value-type="float">
            <text:p>111.174936034062</text:p>
          </table:table-cell>
          <table:table-cell office:value-type="float" office:value="16.6127917682074" calcext:value-type="float">
            <text:p>16.6127917682074</text:p>
          </table:table-cell>
          <table:table-cell office:value-type="float" office:value="125.98" calcext:value-type="float">
            <text:p>125.98</text:p>
          </table:table-cell>
          <table:table-cell office:value-type="float" office:value="20.79" calcext:value-type="float">
            <text:p>20.79</text:p>
          </table:table-cell>
          <table:table-cell office:value-type="float" office:value="-14.8050639659375" calcext:value-type="float">
            <text:p>-14.8050639659375</text:p>
          </table:table-cell>
          <table:table-cell table:number-columns-repeated="7"/>
          <table:table-cell table:formula="of:=[.D13]/2" office:value-type="float" office:value="8.3063958841037" calcext:value-type="float">
            <text:p>8.3063958841037</text:p>
          </table:table-cell>
          <table:table-cell table:formula="of:=[.F13]/2" office:value-type="float" office:value="10.395" calcext:value-type="float">
            <text:p>10.395</text:p>
          </table:table-cell>
        </table:table-row>
        <table:table-row table:style-name="ro1">
          <table:table-cell table:style-name="ce2" office:value-type="string" calcext:value-type="string">
            <text:p>solaredgepv.AbbeyGardenMachinery.csv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2.84731348394" calcext:value-type="float">
            <text:p>1002.84731348394</text:p>
          </table:table-cell>
          <table:table-cell table:style-name="ce2" office:value-type="float" office:value="91.725469474316" calcext:value-type="float">
            <text:p>91.725469474316</text:p>
          </table:table-cell>
          <table:table-cell table:style-name="ce2" office:value-type="float" office:value="885.38" calcext:value-type="float">
            <text:p>885.38</text:p>
          </table:table-cell>
          <table:table-cell table:style-name="ce2" office:value-type="float" office:value="156.22" calcext:value-type="float">
            <text:p>156.22</text:p>
          </table:table-cell>
          <table:table-cell table:style-name="ce2" office:value-type="float" office:value="117.467313483938" calcext:value-type="float">
            <text:p>117.467313483938</text:p>
          </table:table-cell>
          <table:table-cell table:style-name="ce2" table:number-columns-repeated="5"/>
          <table:table-cell table:number-columns-repeated="2"/>
          <table:table-cell table:formula="of:=[.D14]/2" office:value-type="float" office:value="45.862734737158" calcext:value-type="float">
            <text:p>45.862734737158</text:p>
          </table:table-cell>
          <table:table-cell table:formula="of:=[.F14]/2" office:value-type="float" office:value="78.11" calcext:value-type="float">
            <text:p>78.11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2" calcext:value-type="float">
            <text:p>2</text:p>
          </table:table-cell>
          <table:table-cell office:value-type="float" office:value="1877.60595185" calcext:value-type="float">
            <text:p>1877.60595185</text:p>
          </table:table-cell>
          <table:table-cell office:value-type="float" office:value="412.017396753359" calcext:value-type="float">
            <text:p>412.017396753359</text:p>
          </table:table-cell>
          <table:table-cell office:value-type="float" office:value="1517.21" calcext:value-type="float">
            <text:p>1517.21</text:p>
          </table:table-cell>
          <table:table-cell office:value-type="float" office:value="187.09" calcext:value-type="float">
            <text:p>187.09</text:p>
          </table:table-cell>
          <table:table-cell office:value-type="float" office:value="360.395951850001" calcext:value-type="float">
            <text:p>360.395951850001</text:p>
          </table:table-cell>
          <table:table-cell table:number-columns-repeated="7"/>
          <table:table-cell table:formula="of:=[.D15]/2" office:value-type="float" office:value="206.008698376679" calcext:value-type="float">
            <text:p>206.008698376679</text:p>
          </table:table-cell>
          <table:table-cell table:formula="of:=[.F15]/2" office:value-type="float" office:value="93.545" calcext:value-type="float">
            <text:p>93.54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3" calcext:value-type="float">
            <text:p>3</text:p>
          </table:table-cell>
          <table:table-cell office:value-type="float" office:value="3403.12297535838" calcext:value-type="float">
            <text:p>3403.12297535838</text:p>
          </table:table-cell>
          <table:table-cell office:value-type="float" office:value="644.493309994385" calcext:value-type="float">
            <text:p>644.493309994385</text:p>
          </table:table-cell>
          <table:table-cell office:value-type="float" office:value="3253.9" calcext:value-type="float">
            <text:p>3253.9</text:p>
          </table:table-cell>
          <table:table-cell office:value-type="float" office:value="521.44" calcext:value-type="float">
            <text:p>521.44</text:p>
          </table:table-cell>
          <table:table-cell office:value-type="float" office:value="149.222975358375" calcext:value-type="float">
            <text:p>149.222975358375</text:p>
          </table:table-cell>
          <table:table-cell table:number-columns-repeated="7"/>
          <table:table-cell table:formula="of:=[.D16]/2" office:value-type="float" office:value="322.246654997192" calcext:value-type="float">
            <text:p>322.246654997192</text:p>
          </table:table-cell>
          <table:table-cell table:formula="of:=[.F16]/2" office:value-type="float" office:value="260.72" calcext:value-type="float">
            <text:p>260.72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4" calcext:value-type="float">
            <text:p>4</text:p>
          </table:table-cell>
          <table:table-cell office:value-type="float" office:value="5487.64596198975" calcext:value-type="float">
            <text:p>5487.64596198975</text:p>
          </table:table-cell>
          <table:table-cell office:value-type="float" office:value="643.015159116595" calcext:value-type="float">
            <text:p>643.015159116595</text:p>
          </table:table-cell>
          <table:table-cell office:value-type="float" office:value="4694.61" calcext:value-type="float">
            <text:p>4694.61</text:p>
          </table:table-cell>
          <table:table-cell office:value-type="float" office:value="532.77" calcext:value-type="float">
            <text:p>532.77</text:p>
          </table:table-cell>
          <table:table-cell office:value-type="float" office:value="793.035961989755" calcext:value-type="float">
            <text:p>793.035961989755</text:p>
          </table:table-cell>
          <table:table-cell table:number-columns-repeated="7"/>
          <table:table-cell table:formula="of:=[.D17]/2" office:value-type="float" office:value="321.507579558297" calcext:value-type="float">
            <text:p>321.507579558297</text:p>
          </table:table-cell>
          <table:table-cell table:formula="of:=[.F17]/2" office:value-type="float" office:value="266.385" calcext:value-type="float">
            <text:p>266.38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5" calcext:value-type="float">
            <text:p>5</text:p>
          </table:table-cell>
          <table:table-cell office:value-type="float" office:value="6907.9411039055" calcext:value-type="float">
            <text:p>6907.9411039055</text:p>
          </table:table-cell>
          <table:table-cell office:value-type="float" office:value="1206.83057111215" calcext:value-type="float">
            <text:p>1206.83057111215</text:p>
          </table:table-cell>
          <table:table-cell office:value-type="float" office:value="5260.73" calcext:value-type="float">
            <text:p>5260.73</text:p>
          </table:table-cell>
          <table:table-cell office:value-type="float" office:value="284.09" calcext:value-type="float">
            <text:p>284.09</text:p>
          </table:table-cell>
          <table:table-cell office:value-type="float" office:value="1647.2111039055" calcext:value-type="float">
            <text:p>1647.2111039055</text:p>
          </table:table-cell>
          <table:table-cell table:number-columns-repeated="7"/>
          <table:table-cell table:formula="of:=[.D18]/2" office:value-type="float" office:value="603.415285556075" calcext:value-type="float">
            <text:p>603.415285556075</text:p>
          </table:table-cell>
          <table:table-cell table:formula="of:=[.F18]/2" office:value-type="float" office:value="142.045" calcext:value-type="float">
            <text:p>142.04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6" calcext:value-type="float">
            <text:p>6</text:p>
          </table:table-cell>
          <table:table-cell office:value-type="float" office:value="5845.39862599575" calcext:value-type="float">
            <text:p>5845.39862599575</text:p>
          </table:table-cell>
          <table:table-cell office:value-type="float" office:value="618.033066739247" calcext:value-type="float">
            <text:p>618.033066739247</text:p>
          </table:table-cell>
          <table:table-cell office:value-type="float" office:value="5604.75" calcext:value-type="float">
            <text:p>5604.75</text:p>
          </table:table-cell>
          <table:table-cell office:value-type="float" office:value="771.17" calcext:value-type="float">
            <text:p>771.17</text:p>
          </table:table-cell>
          <table:table-cell office:value-type="float" office:value="240.648625995747" calcext:value-type="float">
            <text:p>240.648625995747</text:p>
          </table:table-cell>
          <table:table-cell table:number-columns-repeated="7"/>
          <table:table-cell table:formula="of:=[.D19]/2" office:value-type="float" office:value="309.016533369624" calcext:value-type="float">
            <text:p>309.016533369624</text:p>
          </table:table-cell>
          <table:table-cell table:formula="of:=[.F19]/2" office:value-type="float" office:value="385.585" calcext:value-type="float">
            <text:p>385.58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7" calcext:value-type="float">
            <text:p>7</text:p>
          </table:table-cell>
          <table:table-cell office:value-type="float" office:value="6203.78625294513" calcext:value-type="float">
            <text:p>6203.78625294513</text:p>
          </table:table-cell>
          <table:table-cell office:value-type="float" office:value="577.894277297002" calcext:value-type="float">
            <text:p>577.894277297002</text:p>
          </table:table-cell>
          <table:table-cell office:value-type="float" office:value="5126.66" calcext:value-type="float">
            <text:p>5126.66</text:p>
          </table:table-cell>
          <table:table-cell office:value-type="float" office:value="492.14" calcext:value-type="float">
            <text:p>492.14</text:p>
          </table:table-cell>
          <table:table-cell office:value-type="float" office:value="1077.12625294513" calcext:value-type="float">
            <text:p>1077.12625294513</text:p>
          </table:table-cell>
          <table:table-cell table:number-columns-repeated="7"/>
          <table:table-cell table:formula="of:=[.D20]/2" office:value-type="float" office:value="288.947138648501" calcext:value-type="float">
            <text:p>288.947138648501</text:p>
          </table:table-cell>
          <table:table-cell table:formula="of:=[.F20]/2" office:value-type="float" office:value="246.07" calcext:value-type="float">
            <text:p>246.07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8" calcext:value-type="float">
            <text:p>8</text:p>
          </table:table-cell>
          <table:table-cell office:value-type="float" office:value="4533.8806643255" calcext:value-type="float">
            <text:p>4533.8806643255</text:p>
          </table:table-cell>
          <table:table-cell office:value-type="float" office:value="845.298247021431" calcext:value-type="float">
            <text:p>845.298247021431</text:p>
          </table:table-cell>
          <table:table-cell office:value-type="float" office:value="4512.87" calcext:value-type="float">
            <text:p>4512.87</text:p>
          </table:table-cell>
          <table:table-cell office:value-type="float" office:value="570.38" calcext:value-type="float">
            <text:p>570.38</text:p>
          </table:table-cell>
          <table:table-cell office:value-type="float" office:value="21.0106643254976" calcext:value-type="float">
            <text:p>21.0106643254976</text:p>
          </table:table-cell>
          <table:table-cell table:number-columns-repeated="7"/>
          <table:table-cell table:formula="of:=[.D21]/2" office:value-type="float" office:value="422.649123510716" calcext:value-type="float">
            <text:p>422.649123510716</text:p>
          </table:table-cell>
          <table:table-cell table:formula="of:=[.F21]/2" office:value-type="float" office:value="285.19" calcext:value-type="float">
            <text:p>285.19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9" calcext:value-type="float">
            <text:p>9</text:p>
          </table:table-cell>
          <table:table-cell office:value-type="float" office:value="3136.53854326725" calcext:value-type="float">
            <text:p>3136.53854326725</text:p>
          </table:table-cell>
          <table:table-cell office:value-type="float" office:value="1160.8305328755" calcext:value-type="float">
            <text:p>1160.8305328755</text:p>
          </table:table-cell>
          <table:table-cell office:value-type="float" office:value="3542.6" calcext:value-type="float">
            <text:p>3542.6</text:p>
          </table:table-cell>
          <table:table-cell office:value-type="float" office:value="359.55" calcext:value-type="float">
            <text:p>359.55</text:p>
          </table:table-cell>
          <table:table-cell office:value-type="float" office:value="-406.061456732751" calcext:value-type="float">
            <text:p>-406.061456732751</text:p>
          </table:table-cell>
          <table:table-cell table:number-columns-repeated="7"/>
          <table:table-cell table:formula="of:=[.D22]/2" office:value-type="float" office:value="580.41526643775" calcext:value-type="float">
            <text:p>580.41526643775</text:p>
          </table:table-cell>
          <table:table-cell table:formula="of:=[.F22]/2" office:value-type="float" office:value="179.775" calcext:value-type="float">
            <text:p>179.775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0" calcext:value-type="float">
            <text:p>10</text:p>
          </table:table-cell>
          <table:table-cell office:value-type="float" office:value="2191.4934507145" calcext:value-type="float">
            <text:p>2191.4934507145</text:p>
          </table:table-cell>
          <table:table-cell office:value-type="float" office:value="393.591492072247" calcext:value-type="float">
            <text:p>393.591492072247</text:p>
          </table:table-cell>
          <table:table-cell office:value-type="float" office:value="2045.88" calcext:value-type="float">
            <text:p>2045.88</text:p>
          </table:table-cell>
          <table:table-cell office:value-type="float" office:value="262.88" calcext:value-type="float">
            <text:p>262.88</text:p>
          </table:table-cell>
          <table:table-cell office:value-type="float" office:value="145.613450714501" calcext:value-type="float">
            <text:p>145.613450714501</text:p>
          </table:table-cell>
          <table:table-cell table:number-columns-repeated="7"/>
          <table:table-cell table:formula="of:=[.D23]/2" office:value-type="float" office:value="196.795746036123" calcext:value-type="float">
            <text:p>196.795746036123</text:p>
          </table:table-cell>
          <table:table-cell table:formula="of:=[.F23]/2" office:value-type="float" office:value="131.44" calcext:value-type="float">
            <text:p>131.44</text:p>
          </table:table-cell>
        </table:table-row>
        <table:table-row table:style-name="ro1">
          <table:table-cell office:value-type="string" calcext:value-type="string">
            <text:p>solaredgepv.AbbeyGardenMachinery.csv</text:p>
          </table:table-cell>
          <table:table-cell office:value-type="float" office:value="11" calcext:value-type="float">
            <text:p>11</text:p>
          </table:table-cell>
          <table:table-cell office:value-type="float" office:value="1322.90020106956" calcext:value-type="float">
            <text:p>1322.90020106956</text:p>
          </table:table-cell>
          <table:table-cell office:value-type="float" office:value="128.041898442111" calcext:value-type="float">
            <text:p>128.041898442111</text:p>
          </table:table-cell>
          <table:table-cell office:value-type="float" office:value="1085.25" calcext:value-type="float">
            <text:p>1085.25</text:p>
          </table:table-cell>
          <table:table-cell office:value-type="float" office:value="148.59" calcext:value-type="float">
            <text:p>148.59</text:p>
          </table:table-cell>
          <table:table-cell office:value-type="float" office:value="237.650201069562" calcext:value-type="float">
            <text:p>237.650201069562</text:p>
          </table:table-cell>
          <table:table-cell table:number-columns-repeated="7"/>
          <table:table-cell table:formula="of:=[.D24]/2" office:value-type="float" office:value="64.0209492210555" calcext:value-type="float">
            <text:p>64.0209492210555</text:p>
          </table:table-cell>
          <table:table-cell table:formula="of:=[.F24]/2" office:value-type="float" office:value="74.295" calcext:value-type="float">
            <text:p>74.295</text:p>
          </table:table-cell>
        </table:table-row>
        <table:table-row table:style-name="ro1">
          <table:table-cell table:style-name="ce3" office:value-type="string" calcext:value-type="string">
            <text:p>solaredgepv.AbbeyGardenMachinery.csv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50.642234060626" calcext:value-type="float">
            <text:p>750.642234060626</text:p>
          </table:table-cell>
          <table:table-cell table:style-name="ce3" office:value-type="float" office:value="125.873389500404" calcext:value-type="float">
            <text:p>125.873389500404</text:p>
          </table:table-cell>
          <table:table-cell table:style-name="ce3" office:value-type="float" office:value="668.45" calcext:value-type="float">
            <text:p>668.45</text:p>
          </table:table-cell>
          <table:table-cell table:style-name="ce3" office:value-type="float" office:value="106.59" calcext:value-type="float">
            <text:p>106.59</text:p>
          </table:table-cell>
          <table:table-cell table:style-name="ce3" office:value-type="float" office:value="82.1922340606258" calcext:value-type="float">
            <text:p>82.1922340606258</text:p>
          </table:table-cell>
          <table:table-cell table:style-name="ce3" table:number-columns-repeated="5"/>
          <table:table-cell table:number-columns-repeated="2"/>
          <table:table-cell table:formula="of:=[.D25]/2" office:value-type="float" office:value="62.936694750202" calcext:value-type="float">
            <text:p>62.936694750202</text:p>
          </table:table-cell>
          <table:table-cell table:formula="of:=[.F25]/2" office:value-type="float" office:value="53.295" calcext:value-type="float">
            <text:p>53.29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" calcext:value-type="float">
            <text:p>1</text:p>
          </table:table-cell>
          <table:table-cell office:value-type="float" office:value="493.223486262833" calcext:value-type="float">
            <text:p>493.223486262833</text:p>
          </table:table-cell>
          <table:table-cell office:value-type="float" office:value="414.101908819122" calcext:value-type="float">
            <text:p>414.101908819122</text:p>
          </table:table-cell>
          <table:table-cell office:value-type="float" office:value="597.64" calcext:value-type="float">
            <text:p>597.64</text:p>
          </table:table-cell>
          <table:table-cell office:value-type="float" office:value="89.08" calcext:value-type="float">
            <text:p>89.08</text:p>
          </table:table-cell>
          <table:table-cell office:value-type="float" office:value="-104.416513737167" calcext:value-type="float">
            <text:p>-104.416513737167</text:p>
          </table:table-cell>
          <table:table-cell table:number-columns-repeated="7"/>
          <table:table-cell table:formula="of:=[.D26]/2" office:value-type="float" office:value="207.050954409561" calcext:value-type="float">
            <text:p>207.050954409561</text:p>
          </table:table-cell>
          <table:table-cell table:formula="of:=[.F26]/2" office:value-type="float" office:value="44.54" calcext:value-type="float">
            <text:p>44.54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2" calcext:value-type="float">
            <text:p>2</text:p>
          </table:table-cell>
          <table:table-cell office:value-type="float" office:value="1511.68906430012" calcext:value-type="float">
            <text:p>1511.68906430012</text:p>
          </table:table-cell>
          <table:table-cell office:value-type="float" office:value="300.68009720555" calcext:value-type="float">
            <text:p>300.68009720555</text:p>
          </table:table-cell>
          <table:table-cell office:value-type="float" office:value="1068.16" calcext:value-type="float">
            <text:p>1068.16</text:p>
          </table:table-cell>
          <table:table-cell office:value-type="float" office:value="108.93" calcext:value-type="float">
            <text:p>108.93</text:p>
          </table:table-cell>
          <table:table-cell office:value-type="float" office:value="443.529064300125" calcext:value-type="float">
            <text:p>443.529064300125</text:p>
          </table:table-cell>
          <table:table-cell table:number-columns-repeated="7"/>
          <table:table-cell table:formula="of:=[.D27]/2" office:value-type="float" office:value="150.340048602775" calcext:value-type="float">
            <text:p>150.340048602775</text:p>
          </table:table-cell>
          <table:table-cell table:formula="of:=[.F27]/2" office:value-type="float" office:value="54.465" calcext:value-type="float">
            <text:p>54.46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3" calcext:value-type="float">
            <text:p>3</text:p>
          </table:table-cell>
          <table:table-cell office:value-type="float" office:value="1833.96006239758" calcext:value-type="float">
            <text:p>1833.96006239758</text:p>
          </table:table-cell>
          <table:table-cell office:value-type="float" office:value="1341.21273030338" calcext:value-type="float">
            <text:p>1341.21273030338</text:p>
          </table:table-cell>
          <table:table-cell office:value-type="float" office:value="2342.82" calcext:value-type="float">
            <text:p>2342.82</text:p>
          </table:table-cell>
          <table:table-cell office:value-type="float" office:value="293.01" calcext:value-type="float">
            <text:p>293.01</text:p>
          </table:table-cell>
          <table:table-cell office:value-type="float" office:value="-508.859937602417" calcext:value-type="float">
            <text:p>-508.859937602417</text:p>
          </table:table-cell>
          <table:table-cell table:number-columns-repeated="7"/>
          <table:table-cell table:formula="of:=[.D28]/2" office:value-type="float" office:value="670.60636515169" calcext:value-type="float">
            <text:p>670.60636515169</text:p>
          </table:table-cell>
          <table:table-cell table:formula="of:=[.F28]/2" office:value-type="float" office:value="146.505" calcext:value-type="float">
            <text:p>146.50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4" calcext:value-type="float">
            <text:p>4</text:p>
          </table:table-cell>
          <table:table-cell office:value-type="float" office:value="3591.03539808067" calcext:value-type="float">
            <text:p>3591.03539808067</text:p>
          </table:table-cell>
          <table:table-cell office:value-type="float" office:value="2187.71413402327" calcext:value-type="float">
            <text:p>2187.71413402327</text:p>
          </table:table-cell>
          <table:table-cell office:value-type="float" office:value="3962.96" calcext:value-type="float">
            <text:p>3962.96</text:p>
          </table:table-cell>
          <table:table-cell office:value-type="float" office:value="397.22" calcext:value-type="float">
            <text:p>397.22</text:p>
          </table:table-cell>
          <table:table-cell office:value-type="float" office:value="-371.924601919331" calcext:value-type="float">
            <text:p>-371.924601919331</text:p>
          </table:table-cell>
          <table:table-cell table:number-columns-repeated="7"/>
          <table:table-cell table:formula="of:=[.D29]/2" office:value-type="float" office:value="1093.85706701164" calcext:value-type="float">
            <text:p>1093.85706701164</text:p>
          </table:table-cell>
          <table:table-cell table:formula="of:=[.F29]/2"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5" calcext:value-type="float">
            <text:p>5</text:p>
          </table:table-cell>
          <table:table-cell office:value-type="float" office:value="5523.17377349163" calcext:value-type="float">
            <text:p>5523.17377349163</text:p>
          </table:table-cell>
          <table:table-cell office:value-type="float" office:value="551.688470175575" calcext:value-type="float">
            <text:p>551.688470175575</text:p>
          </table:table-cell>
          <table:table-cell office:value-type="float" office:value="4662.41" calcext:value-type="float">
            <text:p>4662.41</text:p>
          </table:table-cell>
          <table:table-cell office:value-type="float" office:value="244.94" calcext:value-type="float">
            <text:p>244.94</text:p>
          </table:table-cell>
          <table:table-cell office:value-type="float" office:value="860.763773491628" calcext:value-type="float">
            <text:p>860.763773491628</text:p>
          </table:table-cell>
          <table:table-cell table:number-columns-repeated="7"/>
          <table:table-cell table:formula="of:=[.D30]/2" office:value-type="float" office:value="275.844235087788" calcext:value-type="float">
            <text:p>275.844235087788</text:p>
          </table:table-cell>
          <table:table-cell table:formula="of:=[.F30]/2" office:value-type="float" office:value="122.47" calcext:value-type="float">
            <text:p>122.47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6" calcext:value-type="float">
            <text:p>6</text:p>
          </table:table-cell>
          <table:table-cell office:value-type="float" office:value="5094.63044469631" calcext:value-type="float">
            <text:p>5094.63044469631</text:p>
          </table:table-cell>
          <table:table-cell office:value-type="float" office:value="834.957072576138" calcext:value-type="float">
            <text:p>834.957072576138</text:p>
          </table:table-cell>
          <table:table-cell office:value-type="float" office:value="4984.98" calcext:value-type="float">
            <text:p>4984.98</text:p>
          </table:table-cell>
          <table:table-cell office:value-type="float" office:value="633.84" calcext:value-type="float">
            <text:p>633.84</text:p>
          </table:table-cell>
          <table:table-cell office:value-type="float" office:value="109.650444696309" calcext:value-type="float">
            <text:p>109.650444696309</text:p>
          </table:table-cell>
          <table:table-cell table:number-columns-repeated="7"/>
          <table:table-cell table:formula="of:=[.D31]/2" office:value-type="float" office:value="417.478536288069" calcext:value-type="float">
            <text:p>417.478536288069</text:p>
          </table:table-cell>
          <table:table-cell table:formula="of:=[.F31]/2" office:value-type="float" office:value="316.92" calcext:value-type="float">
            <text:p>316.92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7" calcext:value-type="float">
            <text:p>7</text:p>
          </table:table-cell>
          <table:table-cell office:value-type="float" office:value="5471.70591907887" calcext:value-type="float">
            <text:p>5471.70591907887</text:p>
          </table:table-cell>
          <table:table-cell office:value-type="float" office:value="581.656453456507" calcext:value-type="float">
            <text:p>581.656453456507</text:p>
          </table:table-cell>
          <table:table-cell office:value-type="float" office:value="4701.36" calcext:value-type="float">
            <text:p>4701.36</text:p>
          </table:table-cell>
          <table:table-cell office:value-type="float" office:value="433.55" calcext:value-type="float">
            <text:p>433.55</text:p>
          </table:table-cell>
          <table:table-cell office:value-type="float" office:value="770.345919078871" calcext:value-type="float">
            <text:p>770.345919078871</text:p>
          </table:table-cell>
          <table:table-cell table:number-columns-repeated="7"/>
          <table:table-cell table:formula="of:=[.D32]/2" office:value-type="float" office:value="290.828226728254" calcext:value-type="float">
            <text:p>290.828226728254</text:p>
          </table:table-cell>
          <table:table-cell table:formula="of:=[.F32]/2" office:value-type="float" office:value="216.775" calcext:value-type="float">
            <text:p>216.77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8" calcext:value-type="float">
            <text:p>8</text:p>
          </table:table-cell>
          <table:table-cell office:value-type="float" office:value="3686.32380772931" calcext:value-type="float">
            <text:p>3686.32380772931</text:p>
          </table:table-cell>
          <table:table-cell office:value-type="float" office:value="798.148804428546" calcext:value-type="float">
            <text:p>798.148804428546</text:p>
          </table:table-cell>
          <table:table-cell office:value-type="float" office:value="3998.26" calcext:value-type="float">
            <text:p>3998.26</text:p>
          </table:table-cell>
          <table:table-cell office:value-type="float" office:value="454.52" calcext:value-type="float">
            <text:p>454.52</text:p>
          </table:table-cell>
          <table:table-cell office:value-type="float" office:value="-311.936192270687" calcext:value-type="float">
            <text:p>-311.936192270687</text:p>
          </table:table-cell>
          <table:table-cell table:number-columns-repeated="7"/>
          <table:table-cell table:formula="of:=[.D33]/2" office:value-type="float" office:value="399.074402214273" calcext:value-type="float">
            <text:p>399.074402214273</text:p>
          </table:table-cell>
          <table:table-cell table:formula="of:=[.F33]/2" office:value-type="float" office:value="227.26" calcext:value-type="float">
            <text:p>227.26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9" calcext:value-type="float">
            <text:p>9</text:p>
          </table:table-cell>
          <table:table-cell office:value-type="float" office:value="1437.92895291681" calcext:value-type="float">
            <text:p>1437.92895291681</text:p>
          </table:table-cell>
          <table:table-cell office:value-type="float" office:value="1360.97000948492" calcext:value-type="float">
            <text:p>1360.97000948492</text:p>
          </table:table-cell>
          <table:table-cell office:value-type="float" office:value="2780.21" calcext:value-type="float">
            <text:p>2780.21</text:p>
          </table:table-cell>
          <table:table-cell office:value-type="float" office:value="210.5" calcext:value-type="float">
            <text:p>210.5</text:p>
          </table:table-cell>
          <table:table-cell office:value-type="float" office:value="-1342.28104708319" calcext:value-type="float">
            <text:p>-1342.28104708319</text:p>
          </table:table-cell>
          <table:table-cell table:number-columns-repeated="7"/>
          <table:table-cell table:formula="of:=[.D34]/2" office:value-type="float" office:value="680.48500474246" calcext:value-type="float">
            <text:p>680.48500474246</text:p>
          </table:table-cell>
          <table:table-cell table:formula="of:=[.F34]/2" office:value-type="float" office:value="105.25" calcext:value-type="float">
            <text:p>105.2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0" calcext:value-type="float">
            <text:p>10</text:p>
          </table:table-cell>
          <table:table-cell office:value-type="float" office:value="1331.8713739921" calcext:value-type="float">
            <text:p>1331.8713739921</text:p>
          </table:table-cell>
          <table:table-cell office:value-type="float" office:value="341.78749322983" calcext:value-type="float">
            <text:p>341.78749322983</text:p>
          </table:table-cell>
          <table:table-cell office:value-type="float" office:value="1495.65" calcext:value-type="float">
            <text:p>1495.65</text:p>
          </table:table-cell>
          <table:table-cell office:value-type="float" office:value="139.67" calcext:value-type="float">
            <text:p>139.67</text:p>
          </table:table-cell>
          <table:table-cell office:value-type="float" office:value="-163.7786260079" calcext:value-type="float">
            <text:p>-163.7786260079</text:p>
          </table:table-cell>
          <table:table-cell table:number-columns-repeated="7"/>
          <table:table-cell table:formula="of:=[.D35]/2" office:value-type="float" office:value="170.893746614915" calcext:value-type="float">
            <text:p>170.893746614915</text:p>
          </table:table-cell>
          <table:table-cell table:formula="of:=[.F35]/2" office:value-type="float" office:value="69.835" calcext:value-type="float">
            <text:p>69.835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1" calcext:value-type="float">
            <text:p>11</text:p>
          </table:table-cell>
          <table:table-cell office:value-type="float" office:value="789.380021345" calcext:value-type="float">
            <text:p>789.380021345</text:p>
          </table:table-cell>
          <table:table-cell office:value-type="float" office:value="250.898590539973" calcext:value-type="float">
            <text:p>250.898590539973</text:p>
          </table:table-cell>
          <table:table-cell office:value-type="float" office:value="713.64" calcext:value-type="float">
            <text:p>713.64</text:p>
          </table:table-cell>
          <table:table-cell office:value-type="float" office:value="83.74" calcext:value-type="float">
            <text:p>83.74</text:p>
          </table:table-cell>
          <table:table-cell office:value-type="float" office:value="75.7400213450002" calcext:value-type="float">
            <text:p>75.7400213450002</text:p>
          </table:table-cell>
          <table:table-cell table:number-columns-repeated="7"/>
          <table:table-cell table:formula="of:=[.D36]/2" office:value-type="float" office:value="125.449295269987" calcext:value-type="float">
            <text:p>125.449295269987</text:p>
          </table:table-cell>
          <table:table-cell table:formula="of:=[.F36]/2" office:value-type="float" office:value="41.87" calcext:value-type="float">
            <text:p>41.87</text:p>
          </table:table-cell>
        </table:table-row>
        <table:table-row table:style-name="ro1">
          <table:table-cell office:value-type="string" calcext:value-type="string">
            <text:p>solaredgepv.MountKellySenior.csv</text:p>
          </table:table-cell>
          <table:table-cell office:value-type="float" office:value="12" calcext:value-type="float">
            <text:p>12</text:p>
          </table:table-cell>
          <table:table-cell office:value-type="float" office:value="362.121243597" calcext:value-type="float">
            <text:p>362.121243597</text:p>
          </table:table-cell>
          <table:table-cell office:value-type="float" office:value="240.495767314325" calcext:value-type="float">
            <text:p>240.495767314325</text:p>
          </table:table-cell>
          <table:table-cell office:value-type="float" office:value="498.63" calcext:value-type="float">
            <text:p>498.63</text:p>
          </table:table-cell>
          <table:table-cell office:value-type="float" office:value="68.38" calcext:value-type="float">
            <text:p>68.38</text:p>
          </table:table-cell>
          <table:table-cell office:value-type="float" office:value="-136.508756403" calcext:value-type="float">
            <text:p>-136.508756403</text:p>
          </table:table-cell>
          <table:table-cell table:number-columns-repeated="7"/>
          <table:table-cell table:formula="of:=[.D37]/2" office:value-type="float" office:value="120.247883657163" calcext:value-type="float">
            <text:p>120.247883657163</text:p>
          </table:table-cell>
          <table:table-cell table:formula="of:=[.F37]/2" office:value-type="float" office:value="34.19" calcext:value-type="float">
            <text:p>34.19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(these columns are for drawing the error bars)</text:p>
          </table:table-cell>
          <table:table-cell/>
        </table:table-row>
      </table:table>
      <table:table table:name="pvoutput.org" table:style-name="ta1">
        <table:shapes>
          <draw:frame draw:z-index="0" draw:style-name="gr1" draw:text-style-name="P1" svg:width="94.56mm" svg:height="47.33mm" svg:x="0mm" svg:y="10.04mm">
            <draw:object draw:notify-on-update-of-ranges="'pvoutput.org'.C1:'pvoutput.org'.C1 'pvoutput.org'.C2:'pvoutput.org'.C13 'pvoutput.org'.E1:'pvoutput.org'.E1 'pvoutput.org'.E2:'pvoutput.org'.E13 'pvoutput.org'.G1:'pvoutput.org'.G1 'pvoutput.org'.G2:'pvoutput.org'.G13 'pvoutput.org'.I1:'pvoutput.org'.I1 'pvoutput.org'.I2:'pvoutput.org'.I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98.93mm" svg:height="48.66mm" svg:x="0mm" svg:y="68.48mm">
            <draw:object draw:notify-on-update-of-ranges="'pvoutput.org'.C14:'pvoutput.org'.C14 'pvoutput.org'.C15:'pvoutput.org'.C26 'pvoutput.org'.E14:'pvoutput.org'.E14 'pvoutput.org'.E15:'pvoutput.org'.E26 'pvoutput.org'.G14:'pvoutput.org'.G14 'pvoutput.org'.G15:'pvoutput.org'.G26 'pvoutput.org'.I14:'pvoutput.org'.I14 'pvoutput.org'.I15:'pvoutput.org'.I2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98.65mm" svg:height="48.24mm" svg:x="0mm" svg:y="126.54mm">
            <draw:object draw:notify-on-update-of-ranges="'pvoutput.org'.C27:'pvoutput.org'.C27 'pvoutput.org'.C28:'pvoutput.org'.C39 'pvoutput.org'.E27:'pvoutput.org'.E27 'pvoutput.org'.E28:'pvoutput.org'.E39 'pvoutput.org'.G27:'pvoutput.org'.G27 'pvoutput.org'.G28:'pvoutput.org'.G39 'pvoutput.org'.I27:'pvoutput.org'.I27 'pvoutput.org'.I28:'pvoutput.org'.I39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99.47mm" svg:height="53.8mm" svg:x="0mm" svg:y="180.99mm">
            <draw:object draw:notify-on-update-of-ranges="'pvoutput.org'.C40:'pvoutput.org'.C40 'pvoutput.org'.C41:'pvoutput.org'.C52 'pvoutput.org'.E40:'pvoutput.org'.E40 'pvoutput.org'.E41:'pvoutput.org'.E52 'pvoutput.org'.G40:'pvoutput.org'.G40 'pvoutput.org'.G41:'pvoutput.org'.G52 'pvoutput.org'.I40:'pvoutput.org'.I40 'pvoutput.org'.I41:'pvoutput.org'.I5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8" table:default-cell-style-name="Default"/>
        <table:table-column table:style-name="co2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</table:table-row>
        <table:table-row table:style-name="ro1">
          <table:table-cell office:value-type="string" calcext:value-type="string">
            <text:p>https://pvoutput.org/summary.jsp?id=81195&amp;sid=71961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5.33" calcext:value-type="float">
            <text:p>15.33</text:p>
          </table:table-cell>
          <table:table-cell office:value-type="float" office:value="1.95" calcext:value-type="float">
            <text:p>1.95</text:p>
          </table:table-cell>
          <table:table-cell office:value-type="float" office:value="34.55" calcext:value-type="float">
            <text:p>34.55</text:p>
          </table:table-cell>
          <table:table-cell office:value-type="float" office:value="6.23" calcext:value-type="float">
            <text:p>6.23</text:p>
          </table:table-cell>
          <table:table-cell office:value-type="float" office:value="15.33" calcext:value-type="float">
            <text:p>15.33</text:p>
          </table:table-cell>
          <table:table-cell office:value-type="float" office:value="1.95" calcext:value-type="float">
            <text:p>1.9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25.32" calcext:value-type="float">
            <text:p>25.32</text:p>
          </table:table-cell>
          <table:table-cell office:value-type="float" office:value="1.8" calcext:value-type="float">
            <text:p>1.8</text:p>
          </table:table-cell>
          <table:table-cell office:value-type="float" office:value="56.93" calcext:value-type="float">
            <text:p>56.93</text:p>
          </table:table-cell>
          <table:table-cell office:value-type="float" office:value="9.24" calcext:value-type="float">
            <text:p>9.24</text:p>
          </table:table-cell>
          <table:table-cell office:value-type="float" office:value="31.73" calcext:value-type="float">
            <text:p>31.73</text:p>
          </table:table-cell>
          <table:table-cell office:value-type="float" office:value="3.27" calcext:value-type="float">
            <text:p>3.2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46.61" calcext:value-type="float">
            <text:p>46.61</text:p>
          </table:table-cell>
          <table:table-cell office:value-type="float" office:value="3.83" calcext:value-type="float">
            <text:p>3.83</text:p>
          </table:table-cell>
          <table:table-cell office:value-type="float" office:value="111.27" calcext:value-type="float">
            <text:p>111.27</text:p>
          </table:table-cell>
          <table:table-cell office:value-type="float" office:value="20.57" calcext:value-type="float">
            <text:p>20.57</text:p>
          </table:table-cell>
          <table:table-cell office:value-type="float" office:value="94.77" calcext:value-type="float">
            <text:p>94.77</text:p>
          </table:table-cell>
          <table:table-cell office:value-type="float" office:value="16.34" calcext:value-type="float">
            <text:p>16.3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office:value-type="float" office:value="78.81" calcext:value-type="float">
            <text:p>78.81</text:p>
          </table:table-cell>
          <table:table-cell office:value-type="float" office:value="3.1" calcext:value-type="float">
            <text:p>3.1</text:p>
          </table:table-cell>
          <table:table-cell office:value-type="float" office:value="166.51" calcext:value-type="float">
            <text:p>166.51</text:p>
          </table:table-cell>
          <table:table-cell office:value-type="float" office:value="17.77" calcext:value-type="float">
            <text:p>17.77</text:p>
          </table:table-cell>
          <table:table-cell office:value-type="float" office:value="152.19" calcext:value-type="float">
            <text:p>152.19</text:p>
          </table:table-cell>
          <table:table-cell office:value-type="float" office:value="16.08" calcext:value-type="float">
            <text:p>16.0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office:value-type="float" office:value="133.34" calcext:value-type="float">
            <text:p>133.34</text:p>
          </table:table-cell>
          <table:table-cell office:value-type="float" office:value="5.13" calcext:value-type="float">
            <text:p>5.13</text:p>
          </table:table-cell>
          <table:table-cell office:value-type="float" office:value="186.85" calcext:value-type="float">
            <text:p>186.85</text:p>
          </table:table-cell>
          <table:table-cell office:value-type="float" office:value="11.6" calcext:value-type="float">
            <text:p>11.6</text:p>
          </table:table-cell>
          <table:table-cell office:value-type="float" office:value="173.3" calcext:value-type="float">
            <text:p>173.3</text:p>
          </table:table-cell>
          <table:table-cell office:value-type="float" office:value="9.23" calcext:value-type="float">
            <text:p>9.23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14.04" calcext:value-type="float">
            <text:p>14.04</text:p>
          </table:table-cell>
          <table:table-cell office:value-type="float" office:value="204.72" calcext:value-type="float">
            <text:p>204.72</text:p>
          </table:table-cell>
          <table:table-cell office:value-type="float" office:value="27.25" calcext:value-type="float">
            <text:p>27.25</text:p>
          </table:table-cell>
          <table:table-cell office:value-type="float" office:value="188.53" calcext:value-type="float">
            <text:p>188.53</text:p>
          </table:table-cell>
          <table:table-cell office:value-type="float" office:value="23.9" calcext:value-type="float">
            <text:p>23.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office:value-type="float" office:value="136.31" calcext:value-type="float">
            <text:p>136.31</text:p>
          </table:table-cell>
          <table:table-cell office:value-type="float" office:value="10.28" calcext:value-type="float">
            <text:p>10.28</text:p>
          </table:table-cell>
          <table:table-cell office:value-type="float" office:value="184.65" calcext:value-type="float">
            <text:p>184.65</text:p>
          </table:table-cell>
          <table:table-cell office:value-type="float" office:value="18.46" calcext:value-type="float">
            <text:p>18.46</text:p>
          </table:table-cell>
          <table:table-cell office:value-type="float" office:value="171.9" calcext:value-type="float">
            <text:p>171.9</text:p>
          </table:table-cell>
          <table:table-cell office:value-type="float" office:value="16.37" calcext:value-type="float">
            <text:p>16.3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51" calcext:value-type="float">
            <text:p>151</text:p>
          </table:table-cell>
          <table:table-cell office:value-type="float" office:value="0" calcext:value-type="float">
            <text:p>0</text:p>
          </table:table-cell>
          <table:table-cell office:value-type="float" office:value="108.02" calcext:value-type="float">
            <text:p>108.02</text:p>
          </table:table-cell>
          <table:table-cell office:value-type="float" office:value="8.2" calcext:value-type="float">
            <text:p>8.2</text:p>
          </table:table-cell>
          <table:table-cell office:value-type="float" office:value="168.01" calcext:value-type="float">
            <text:p>168.01</text:p>
          </table:table-cell>
          <table:table-cell office:value-type="float" office:value="22.39" calcext:value-type="float">
            <text:p>22.39</text:p>
          </table:table-cell>
          <table:table-cell office:value-type="float" office:value="155.66" calcext:value-type="float">
            <text:p>155.66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7.76" calcext:value-type="float">
            <text:p>57.76</text:p>
          </table:table-cell>
          <table:table-cell office:value-type="float" office:value="3.11" calcext:value-type="float">
            <text:p>3.11</text:p>
          </table:table-cell>
          <table:table-cell office:value-type="float" office:value="124.84" calcext:value-type="float">
            <text:p>124.84</text:p>
          </table:table-cell>
          <table:table-cell office:value-type="float" office:value="12.79" calcext:value-type="float">
            <text:p>12.79</text:p>
          </table:table-cell>
          <table:table-cell office:value-type="float" office:value="109.84" calcext:value-type="float">
            <text:p>109.84</text:p>
          </table:table-cell>
          <table:table-cell office:value-type="float" office:value="9.59" calcext:value-type="float">
            <text:p>9.59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33.81" calcext:value-type="float">
            <text:p>33.81</text:p>
          </table:table-cell>
          <table:table-cell office:value-type="float" office:value="1.6" calcext:value-type="float">
            <text:p>1.6</text:p>
          </table:table-cell>
          <table:table-cell office:value-type="float" office:value="77.49" calcext:value-type="float">
            <text:p>77.49</text:p>
          </table:table-cell>
          <table:table-cell office:value-type="float" office:value="9.9" calcext:value-type="float">
            <text:p>9.9</text:p>
          </table:table-cell>
          <table:table-cell office:value-type="float" office:value="55.87" calcext:value-type="float">
            <text:p>55.87</text:p>
          </table:table-cell>
          <table:table-cell office:value-type="float" office:value="5.43" calcext:value-type="float">
            <text:p>5.43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8.25" calcext:value-type="float">
            <text:p>18.25</text:p>
          </table:table-cell>
          <table:table-cell office:value-type="float" office:value="1.19" calcext:value-type="float">
            <text:p>1.19</text:p>
          </table:table-cell>
          <table:table-cell office:value-type="float" office:value="42.1" calcext:value-type="float">
            <text:p>42.1</text:p>
          </table:table-cell>
          <table:table-cell office:value-type="float" office:value="6.53" calcext:value-type="float">
            <text:p>6.53</text:p>
          </table:table-cell>
          <table:table-cell office:value-type="float" office:value="18.25" calcext:value-type="float">
            <text:p>18.25</text:p>
          </table:table-cell>
          <table:table-cell office:value-type="float" office:value="1.19" calcext:value-type="float">
            <text:p>1.1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.19" calcext:value-type="float">
            <text:p>12.19</text:p>
          </table:table-cell>
          <table:table-cell office:value-type="float" office:value="1.18" calcext:value-type="float">
            <text:p>1.18</text:p>
          </table:table-cell>
          <table:table-cell office:value-type="float" office:value="27.55" calcext:value-type="float">
            <text:p>27.55</text:p>
          </table:table-cell>
          <table:table-cell office:value-type="float" office:value="5.45" calcext:value-type="float">
            <text:p>5.45</text:p>
          </table:table-cell>
          <table:table-cell office:value-type="float" office:value="12.19" calcext:value-type="float">
            <text:p>12.19</text:p>
          </table:table-cell>
          <table:table-cell office:value-type="float" office:value="1.18" calcext:value-type="float">
            <text:p>1.18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</table:table-row>
        <table:table-row table:style-name="ro1">
          <table:table-cell office:value-type="string" calcext:value-type="string">
            <text:p>https://pvoutput.org/summary.jsp?id=6717&amp;sid=53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5.56776436283002" calcext:value-type="float">
            <text:p>5.56776436283002</text:p>
          </table:table-cell>
          <table:table-cell office:value-type="float" office:value="30.96" calcext:value-type="float">
            <text:p>30.96</text:p>
          </table:table-cell>
          <table:table-cell office:value-type="float" office:value="3.93" calcext:value-type="float">
            <text:p>3.93</text:p>
          </table:table-cell>
          <table:table-cell office:value-type="float" office:value="65.69" calcext:value-type="float">
            <text:p>65.69</text:p>
          </table:table-cell>
          <table:table-cell office:value-type="float" office:value="8.71" calcext:value-type="float">
            <text:p>8.71</text:p>
          </table:table-cell>
          <table:table-cell office:value-type="float" office:value="65.37" calcext:value-type="float">
            <text:p>65.37</text:p>
          </table:table-cell>
          <table:table-cell office:value-type="float" office:value="8.88" calcext:value-type="float">
            <text:p>8.8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25.3574446662119" calcext:value-type="float">
            <text:p>25.3574446662119</text:p>
          </table:table-cell>
          <table:table-cell office:value-type="float" office:value="80.02" calcext:value-type="float">
            <text:p>80.02</text:p>
          </table:table-cell>
          <table:table-cell office:value-type="float" office:value="8.71" calcext:value-type="float">
            <text:p>8.71</text:p>
          </table:table-cell>
          <table:table-cell office:value-type="float" office:value="116.52" calcext:value-type="float">
            <text:p>116.52</text:p>
          </table:table-cell>
          <table:table-cell office:value-type="float" office:value="15.45" calcext:value-type="float">
            <text:p>15.45</text:p>
          </table:table-cell>
          <table:table-cell office:value-type="float" office:value="116.23" calcext:value-type="float">
            <text:p>116.23</text:p>
          </table:table-cell>
          <table:table-cell office:value-type="float" office:value="15.39" calcext:value-type="float">
            <text:p>15.3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37.8989885529064" calcext:value-type="float">
            <text:p>37.8989885529064</text:p>
          </table:table-cell>
          <table:table-cell office:value-type="float" office:value="190.19" calcext:value-type="float">
            <text:p>190.19</text:p>
          </table:table-cell>
          <table:table-cell office:value-type="float" office:value="23.67" calcext:value-type="float">
            <text:p>23.67</text:p>
          </table:table-cell>
          <table:table-cell office:value-type="float" office:value="244.54" calcext:value-type="float">
            <text:p>244.54</text:p>
          </table:table-cell>
          <table:table-cell office:value-type="float" office:value="36.5" calcext:value-type="float">
            <text:p>36.5</text:p>
          </table:table-cell>
          <table:table-cell office:value-type="float" office:value="244.54" calcext:value-type="float">
            <text:p>244.54</text:p>
          </table:table-cell>
          <table:table-cell office:value-type="float" office:value="36.5" calcext:value-type="float">
            <text:p>36.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2" calcext:value-type="float">
            <text:p>392</text:p>
          </table:table-cell>
          <table:table-cell office:value-type="float" office:value="68.0881781221968" calcext:value-type="float">
            <text:p>68.0881781221968</text:p>
          </table:table-cell>
          <table:table-cell office:value-type="float" office:value="294.04" calcext:value-type="float">
            <text:p>294.04</text:p>
          </table:table-cell>
          <table:table-cell office:value-type="float" office:value="27.08" calcext:value-type="float">
            <text:p>27.08</text:p>
          </table:table-cell>
          <table:table-cell office:value-type="float" office:value="357.78" calcext:value-type="float">
            <text:p>357.78</text:p>
          </table:table-cell>
          <table:table-cell office:value-type="float" office:value="39.79" calcext:value-type="float">
            <text:p>39.79</text:p>
          </table:table-cell>
          <table:table-cell office:value-type="float" office:value="357.44" calcext:value-type="float">
            <text:p>357.44</text:p>
          </table:table-cell>
          <table:table-cell office:value-type="float" office:value="39.79" calcext:value-type="float">
            <text:p>39.79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56" calcext:value-type="float">
            <text:p>556</text:p>
          </table:table-cell>
          <table:table-cell office:value-type="float" office:value="67.4709814167049" calcext:value-type="float">
            <text:p>67.4709814167049</text:p>
          </table:table-cell>
          <table:table-cell office:value-type="float" office:value="364.59" calcext:value-type="float">
            <text:p>364.59</text:p>
          </table:table-cell>
          <table:table-cell office:value-type="float" office:value="25.81" calcext:value-type="float">
            <text:p>25.81</text:p>
          </table:table-cell>
          <table:table-cell office:value-type="float" office:value="412.58" calcext:value-type="float">
            <text:p>412.58</text:p>
          </table:table-cell>
          <table:table-cell office:value-type="float" office:value="26.58" calcext:value-type="float">
            <text:p>26.58</text:p>
          </table:table-cell>
          <table:table-cell office:value-type="float" office:value="412.58" calcext:value-type="float">
            <text:p>412.58</text:p>
          </table:table-cell>
          <table:table-cell office:value-type="float" office:value="26.58" calcext:value-type="float">
            <text:p>26.5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498" calcext:value-type="float">
            <text:p>498</text:p>
          </table:table-cell>
          <table:table-cell office:value-type="float" office:value="77.1837634048336" calcext:value-type="float">
            <text:p>77.1837634048336</text:p>
          </table:table-cell>
          <table:table-cell office:value-type="float" office:value="387.66" calcext:value-type="float">
            <text:p>387.66</text:p>
          </table:table-cell>
          <table:table-cell office:value-type="float" office:value="51.8" calcext:value-type="float">
            <text:p>51.8</text:p>
          </table:table-cell>
          <table:table-cell office:value-type="float" office:value="428.07" calcext:value-type="float">
            <text:p>428.07</text:p>
          </table:table-cell>
          <table:table-cell office:value-type="float" office:value="62.34" calcext:value-type="float">
            <text:p>62.34</text:p>
          </table:table-cell>
          <table:table-cell office:value-type="float" office:value="428.06" calcext:value-type="float">
            <text:p>428.06</text:p>
          </table:table-cell>
          <table:table-cell office:value-type="float" office:value="62.34" calcext:value-type="float">
            <text:p>62.34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526" calcext:value-type="float">
            <text:p>526</text:p>
          </table:table-cell>
          <table:table-cell office:value-type="float" office:value="56.1456439390745" calcext:value-type="float">
            <text:p>56.1456439390745</text:p>
          </table:table-cell>
          <table:table-cell office:value-type="float" office:value="368.38" calcext:value-type="float">
            <text:p>368.38</text:p>
          </table:table-cell>
          <table:table-cell office:value-type="float" office:value="45.15" calcext:value-type="float">
            <text:p>45.15</text:p>
          </table:table-cell>
          <table:table-cell office:value-type="float" office:value="418.57" calcext:value-type="float">
            <text:p>418.57</text:p>
          </table:table-cell>
          <table:table-cell office:value-type="float" office:value="55.92" calcext:value-type="float">
            <text:p>55.92</text:p>
          </table:table-cell>
          <table:table-cell office:value-type="float" office:value="418.57" calcext:value-type="float">
            <text:p>418.57</text:p>
          </table:table-cell>
          <table:table-cell office:value-type="float" office:value="55.92" calcext:value-type="float">
            <text:p>55.9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11" calcext:value-type="float">
            <text:p>411</text:p>
          </table:table-cell>
          <table:table-cell office:value-type="float" office:value="30.8922859842604" calcext:value-type="float">
            <text:p>30.8922859842604</text:p>
          </table:table-cell>
          <table:table-cell office:value-type="float" office:value="305.01" calcext:value-type="float">
            <text:p>305.01</text:p>
          </table:table-cell>
          <table:table-cell office:value-type="float" office:value="40.04" calcext:value-type="float">
            <text:p>40.04</text:p>
          </table:table-cell>
          <table:table-cell office:value-type="float" office:value="355.84" calcext:value-type="float">
            <text:p>355.84</text:p>
          </table:table-cell>
          <table:table-cell office:value-type="float" office:value="53.46" calcext:value-type="float">
            <text:p>53.46</text:p>
          </table:table-cell>
          <table:table-cell office:value-type="float" office:value="355.84" calcext:value-type="float">
            <text:p>355.84</text:p>
          </table:table-cell>
          <table:table-cell office:value-type="float" office:value="53.46" calcext:value-type="float">
            <text:p>53.46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7" calcext:value-type="float">
            <text:p>307</text:p>
          </table:table-cell>
          <table:table-cell office:value-type="float" office:value="18.5202591774521" calcext:value-type="float">
            <text:p>18.5202591774521</text:p>
          </table:table-cell>
          <table:table-cell office:value-type="float" office:value="222.43" calcext:value-type="float">
            <text:p>222.43</text:p>
          </table:table-cell>
          <table:table-cell office:value-type="float" office:value="20.61" calcext:value-type="float">
            <text:p>20.61</text:p>
          </table:table-cell>
          <table:table-cell office:value-type="float" office:value="268.54" calcext:value-type="float">
            <text:p>268.54</text:p>
          </table:table-cell>
          <table:table-cell office:value-type="float" office:value="25.45" calcext:value-type="float">
            <text:p>25.45</text:p>
          </table:table-cell>
          <table:table-cell office:value-type="float" office:value="268.54" calcext:value-type="float">
            <text:p>268.54</text:p>
          </table:table-cell>
          <table:table-cell office:value-type="float" office:value="25.45" calcext:value-type="float">
            <text:p>25.4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" calcext:value-type="float">
            <text:p>168</text:p>
          </table:table-cell>
          <table:table-cell office:value-type="float" office:value="27.20906711619" calcext:value-type="float">
            <text:p>27.20906711619</text:p>
          </table:table-cell>
          <table:table-cell office:value-type="float" office:value="115" calcext:value-type="float">
            <text:p>115</text:p>
          </table:table-cell>
          <table:table-cell office:value-type="float" office:value="12.17" calcext:value-type="float">
            <text:p>12.17</text:p>
          </table:table-cell>
          <table:table-cell office:value-type="float" office:value="157.57" calcext:value-type="float">
            <text:p>157.57</text:p>
          </table:table-cell>
          <table:table-cell office:value-type="float" office:value="15.38" calcext:value-type="float">
            <text:p>15.38</text:p>
          </table:table-cell>
          <table:table-cell office:value-type="float" office:value="157.42" calcext:value-type="float">
            <text:p>157.42</text:p>
          </table:table-cell>
          <table:table-cell office:value-type="float" office:value="15.27" calcext:value-type="float">
            <text:p>15.2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84" calcext:value-type="float">
            <text:p>84</text:p>
          </table:table-cell>
          <table:table-cell office:value-type="float" office:value="1.73205080756888" calcext:value-type="float">
            <text:p>1.73205080756888</text:p>
          </table:table-cell>
          <table:table-cell office:value-type="float" office:value="46.81" calcext:value-type="float">
            <text:p>46.81</text:p>
          </table:table-cell>
          <table:table-cell office:value-type="float" office:value="5.93" calcext:value-type="float">
            <text:p>5.93</text:p>
          </table:table-cell>
          <table:table-cell office:value-type="float" office:value="82.86" calcext:value-type="float">
            <text:p>82.86</text:p>
          </table:table-cell>
          <table:table-cell office:value-type="float" office:value="15.42" calcext:value-type="float">
            <text:p>15.42</text:p>
          </table:table-cell>
          <table:table-cell office:value-type="float" office:value="82.43" calcext:value-type="float">
            <text:p>82.43</text:p>
          </table:table-cell>
          <table:table-cell office:value-type="float" office:value="15.24" calcext:value-type="float">
            <text:p>15.24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6.557438524302" calcext:value-type="float">
            <text:p>6.557438524302</text:p>
          </table:table-cell>
          <table:table-cell office:value-type="float" office:value="23.43" calcext:value-type="float">
            <text:p>23.43</text:p>
          </table:table-cell>
          <table:table-cell office:value-type="float" office:value="1.94" calcext:value-type="float">
            <text:p>1.94</text:p>
          </table:table-cell>
          <table:table-cell office:value-type="float" office:value="54.44" calcext:value-type="float">
            <text:p>54.44</text:p>
          </table:table-cell>
          <table:table-cell office:value-type="float" office:value="9.23" calcext:value-type="float">
            <text:p>9.23</text:p>
          </table:table-cell>
          <table:table-cell office:value-type="float" office:value="54.28" calcext:value-type="float">
            <text:p>54.28</text:p>
          </table:table-cell>
          <table:table-cell office:value-type="float" office:value="9.27" calcext:value-type="float">
            <text:p>9.27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</table:table-row>
        <table:table-row table:style-name="ro1">
          <table:table-cell office:value-type="string" calcext:value-type="string">
            <text:p>https://pvoutput.org/summary.jsp?id=16188&amp;sid=14735</text:p>
          </table:table-cell>
          <table:table-cell office:value-type="float" office:value="1" calcext:value-type="float">
            <text:p>1</text:p>
          </table:table-cell>
          <table:table-cell office:value-type="float" office:value="53.3333333333333" calcext:value-type="float">
            <text:p>53.3333333333333</text:p>
          </table:table-cell>
          <table:table-cell office:value-type="float" office:value="4.04145188432738" calcext:value-type="float">
            <text:p>4.04145188432738</text:p>
          </table:table-cell>
          <table:table-cell office:value-type="float" office:value="26.4" calcext:value-type="float">
            <text:p>26.4</text:p>
          </table:table-cell>
          <table:table-cell office:value-type="float" office:value="4.74" calcext:value-type="float">
            <text:p>4.74</text:p>
          </table:table-cell>
          <table:table-cell office:value-type="float" office:value="54.64" calcext:value-type="float">
            <text:p>54.64</text:p>
          </table:table-cell>
          <table:table-cell office:value-type="float" office:value="10.94" calcext:value-type="float">
            <text:p>10.94</text:p>
          </table:table-cell>
          <table:table-cell office:value-type="float" office:value="48.11" calcext:value-type="float">
            <text:p>48.11</text:p>
          </table:table-cell>
          <table:table-cell office:value-type="float" office:value="10.35" calcext:value-type="float">
            <text:p>10.3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4.333333333333" calcext:value-type="float">
            <text:p>134.333333333333</text:p>
          </table:table-cell>
          <table:table-cell office:value-type="float" office:value="28.2901631902917" calcext:value-type="float">
            <text:p>28.2901631902917</text:p>
          </table:table-cell>
          <table:table-cell office:value-type="float" office:value="52.47" calcext:value-type="float">
            <text:p>52.47</text:p>
          </table:table-cell>
          <table:table-cell office:value-type="float" office:value="4.73" calcext:value-type="float">
            <text:p>4.73</text:p>
          </table:table-cell>
          <table:table-cell office:value-type="float" office:value="113.22" calcext:value-type="float">
            <text:p>113.22</text:p>
          </table:table-cell>
          <table:table-cell office:value-type="float" office:value="15.47" calcext:value-type="float">
            <text:p>15.47</text:p>
          </table:table-cell>
          <table:table-cell office:value-type="float" office:value="111.16" calcext:value-type="float">
            <text:p>111.16</text:p>
          </table:table-cell>
          <table:table-cell office:value-type="float" office:value="14.78" calcext:value-type="float">
            <text:p>14.7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24" calcext:value-type="float">
            <text:p>224</text:p>
          </table:table-cell>
          <table:table-cell office:value-type="float" office:value="30.3150127824482" calcext:value-type="float">
            <text:p>30.3150127824482</text:p>
          </table:table-cell>
          <table:table-cell office:value-type="float" office:value="124.13" calcext:value-type="float">
            <text:p>124.13</text:p>
          </table:table-cell>
          <table:table-cell office:value-type="float" office:value="10.91" calcext:value-type="float">
            <text:p>10.91</text:p>
          </table:table-cell>
          <table:table-cell office:value-type="float" office:value="240.41" calcext:value-type="float">
            <text:p>240.41</text:p>
          </table:table-cell>
          <table:table-cell office:value-type="float" office:value="34.57" calcext:value-type="float">
            <text:p>34.57</text:p>
          </table:table-cell>
          <table:table-cell office:value-type="float" office:value="239.87" calcext:value-type="float">
            <text:p>239.87</text:p>
          </table:table-cell>
          <table:table-cell office:value-type="float" office:value="34.52" calcext:value-type="float">
            <text:p>34.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67" calcext:value-type="float">
            <text:p>367</text:p>
          </table:table-cell>
          <table:table-cell office:value-type="float" office:value="88.4251095560532" calcext:value-type="float">
            <text:p>88.4251095560532</text:p>
          </table:table-cell>
          <table:table-cell office:value-type="float" office:value="218.75" calcext:value-type="float">
            <text:p>218.75</text:p>
          </table:table-cell>
          <table:table-cell office:value-type="float" office:value="10.37" calcext:value-type="float">
            <text:p>10.37</text:p>
          </table:table-cell>
          <table:table-cell office:value-type="float" office:value="359.68" calcext:value-type="float">
            <text:p>359.68</text:p>
          </table:table-cell>
          <table:table-cell office:value-type="float" office:value="49.23" calcext:value-type="float">
            <text:p>49.23</text:p>
          </table:table-cell>
          <table:table-cell office:value-type="float" office:value="359.19" calcext:value-type="float">
            <text:p>359.19</text:p>
          </table:table-cell>
          <table:table-cell office:value-type="float" office:value="49.13" calcext:value-type="float">
            <text:p>49.13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523.666666666667" calcext:value-type="float">
            <text:p>523.666666666667</text:p>
          </table:table-cell>
          <table:table-cell office:value-type="float" office:value="57.8734251045619" calcext:value-type="float">
            <text:p>57.8734251045619</text:p>
          </table:table-cell>
          <table:table-cell office:value-type="float" office:value="278.77" calcext:value-type="float">
            <text:p>278.77</text:p>
          </table:table-cell>
          <table:table-cell office:value-type="float" office:value="23.3" calcext:value-type="float">
            <text:p>23.3</text:p>
          </table:table-cell>
          <table:table-cell office:value-type="float" office:value="408.72" calcext:value-type="float">
            <text:p>408.72</text:p>
          </table:table-cell>
          <table:table-cell office:value-type="float" office:value="41.33" calcext:value-type="float">
            <text:p>41.33</text:p>
          </table:table-cell>
          <table:table-cell office:value-type="float" office:value="407.16" calcext:value-type="float">
            <text:p>407.16</text:p>
          </table:table-cell>
          <table:table-cell office:value-type="float" office:value="40.52" calcext:value-type="float">
            <text:p>40.5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89.333333333333" calcext:value-type="float">
            <text:p>389.333333333333</text:p>
          </table:table-cell>
          <table:table-cell office:value-type="float" office:value="226.239548561549" calcext:value-type="float">
            <text:p>226.239548561549</text:p>
          </table:table-cell>
          <table:table-cell office:value-type="float" office:value="302.29" calcext:value-type="float">
            <text:p>302.29</text:p>
          </table:table-cell>
          <table:table-cell office:value-type="float" office:value="19.47" calcext:value-type="float">
            <text:p>19.47</text:p>
          </table:table-cell>
          <table:table-cell office:value-type="float" office:value="421.46" calcext:value-type="float">
            <text:p>421.46</text:p>
          </table:table-cell>
          <table:table-cell office:value-type="float" office:value="43.39" calcext:value-type="float">
            <text:p>43.39</text:p>
          </table:table-cell>
          <table:table-cell office:value-type="float" office:value="421.46" calcext:value-type="float">
            <text:p>421.46</text:p>
          </table:table-cell>
          <table:table-cell office:value-type="float" office:value="43.39" calcext:value-type="float">
            <text:p>43.39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421" calcext:value-type="float">
            <text:p>421</text:p>
          </table:table-cell>
          <table:table-cell office:value-type="float" office:value="68.2422156732913" calcext:value-type="float">
            <text:p>68.2422156732913</text:p>
          </table:table-cell>
          <table:table-cell office:value-type="float" office:value="287.84" calcext:value-type="float">
            <text:p>287.84</text:p>
          </table:table-cell>
          <table:table-cell office:value-type="float" office:value="20.72" calcext:value-type="float">
            <text:p>20.72</text:p>
          </table:table-cell>
          <table:table-cell office:value-type="float" office:value="416.84" calcext:value-type="float">
            <text:p>416.84</text:p>
          </table:table-cell>
          <table:table-cell office:value-type="float" office:value="58.33" calcext:value-type="float">
            <text:p>58.33</text:p>
          </table:table-cell>
          <table:table-cell office:value-type="float" office:value="416.84" calcext:value-type="float">
            <text:p>416.84</text:p>
          </table:table-cell>
          <table:table-cell office:value-type="float" office:value="58.33" calcext:value-type="float">
            <text:p>58.3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51.333333333333" calcext:value-type="float">
            <text:p>351.333333333333</text:p>
          </table:table-cell>
          <table:table-cell office:value-type="float" office:value="23.7557010701291" calcext:value-type="float">
            <text:p>23.7557010701291</text:p>
          </table:table-cell>
          <table:table-cell office:value-type="float" office:value="240.97" calcext:value-type="float">
            <text:p>240.97</text:p>
          </table:table-cell>
          <table:table-cell office:value-type="float" office:value="24.26" calcext:value-type="float">
            <text:p>24.26</text:p>
          </table:table-cell>
          <table:table-cell office:value-type="float" office:value="354.35" calcext:value-type="float">
            <text:p>354.35</text:p>
          </table:table-cell>
          <table:table-cell office:value-type="float" office:value="47.83" calcext:value-type="float">
            <text:p>47.83</text:p>
          </table:table-cell>
          <table:table-cell office:value-type="float" office:value="352.65" calcext:value-type="float">
            <text:p>352.65</text:p>
          </table:table-cell>
          <table:table-cell office:value-type="float" office:value="46.61" calcext:value-type="float">
            <text:p>46.61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85.333333333333" calcext:value-type="float">
            <text:p>285.333333333333</text:p>
          </table:table-cell>
          <table:table-cell office:value-type="float" office:value="20.0333056017556" calcext:value-type="float">
            <text:p>20.0333056017556</text:p>
          </table:table-cell>
          <table:table-cell office:value-type="float" office:value="151" calcext:value-type="float">
            <text:p>151</text:p>
          </table:table-cell>
          <table:table-cell office:value-type="float" office:value="10.69" calcext:value-type="float">
            <text:p>10.69</text:p>
          </table:table-cell>
          <table:table-cell office:value-type="float" office:value="261.99" calcext:value-type="float">
            <text:p>261.99</text:p>
          </table:table-cell>
          <table:table-cell office:value-type="float" office:value="30.04" calcext:value-type="float">
            <text:p>30.04</text:p>
          </table:table-cell>
          <table:table-cell office:value-type="float" office:value="260.81" calcext:value-type="float">
            <text:p>260.81</text:p>
          </table:table-cell>
          <table:table-cell office:value-type="float" office:value="29.86" calcext:value-type="float">
            <text:p>29.8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0" calcext:value-type="float">
            <text:p>160</text:p>
          </table:table-cell>
          <table:table-cell office:value-type="float" office:value="15.8745078663875" calcext:value-type="float">
            <text:p>15.8745078663875</text:p>
          </table:table-cell>
          <table:table-cell office:value-type="float" office:value="75.72" calcext:value-type="float">
            <text:p>75.72</text:p>
          </table:table-cell>
          <table:table-cell office:value-type="float" office:value="4.18" calcext:value-type="float">
            <text:p>4.18</text:p>
          </table:table-cell>
          <table:table-cell office:value-type="float" office:value="152.14" calcext:value-type="float">
            <text:p>152.14</text:p>
          </table:table-cell>
          <table:table-cell office:value-type="float" office:value="16.49" calcext:value-type="float">
            <text:p>16.49</text:p>
          </table:table-cell>
          <table:table-cell office:value-type="float" office:value="151.74" calcext:value-type="float">
            <text:p>151.74</text:p>
          </table:table-cell>
          <table:table-cell office:value-type="float" office:value="16.48" calcext:value-type="float">
            <text:p>16.4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5.5" calcext:value-type="float">
            <text:p>65.5</text:p>
          </table:table-cell>
          <table:table-cell office:value-type="float" office:value="2.12132034355964" calcext:value-type="float">
            <text:p>2.12132034355964</text:p>
          </table:table-cell>
          <table:table-cell office:value-type="float" office:value="34.27" calcext:value-type="float">
            <text:p>34.27</text:p>
          </table:table-cell>
          <table:table-cell office:value-type="float" office:value="3.77" calcext:value-type="float">
            <text:p>3.77</text:p>
          </table:table-cell>
          <table:table-cell office:value-type="float" office:value="81.28" calcext:value-type="float">
            <text:p>81.28</text:p>
          </table:table-cell>
          <table:table-cell office:value-type="float" office:value="15.14" calcext:value-type="float">
            <text:p>15.14</text:p>
          </table:table-cell>
          <table:table-cell office:value-type="float" office:value="74.68" calcext:value-type="float">
            <text:p>74.68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6666666666667" calcext:value-type="float">
            <text:p>36.6666666666667</text:p>
          </table:table-cell>
          <table:table-cell office:value-type="float" office:value="9.60902353693305" calcext:value-type="float">
            <text:p>9.60902353693305</text:p>
          </table:table-cell>
          <table:table-cell office:value-type="float" office:value="21.1" calcext:value-type="float">
            <text:p>21.1</text:p>
          </table:table-cell>
          <table:table-cell office:value-type="float" office:value="2.64" calcext:value-type="float">
            <text:p>2.64</text:p>
          </table:table-cell>
          <table:table-cell office:value-type="float" office:value="45.54" calcext:value-type="float">
            <text:p>45.54</text:p>
          </table:table-cell>
          <table:table-cell office:value-type="float" office:value="9.53" calcext:value-type="float">
            <text:p>9.53</text:p>
          </table:table-cell>
          <table:table-cell office:value-type="float" office:value="38.95" calcext:value-type="float">
            <text:p>38.95</text:p>
          </table:table-cell>
          <table:table-cell office:value-type="float" office:value="7.49" calcext:value-type="float">
            <text:p>7.49</text:p>
          </table:table-cell>
        </table:table-row>
        <table:table-row table:style-name="ro1">
          <table:table-cell table:style-name="ce1" office:value-type="string" calcext:value-type="string">
            <text:p>testfile</text:p>
          </table:table-cell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real_avg_kWh</text:p>
          </table:table-cell>
          <table:table-cell table:style-name="ce1" office:value-type="string" calcext:value-type="string">
            <text:p>real_std_dev</text:p>
          </table:table-cell>
          <table:table-cell table:style-name="ce1" office:value-type="string" calcext:value-type="string">
            <text:p>pv_gis_avg_kWh (max hor)</text:p>
          </table:table-cell>
          <table:table-cell table:style-name="ce1" office:value-type="string" calcext:value-type="string">
            <text:p>pv_gis_std_dev (max hor)</text:p>
          </table:table-cell>
          <table:table-cell table:style-name="ce1" office:value-type="string" calcext:value-type="string">
            <text:p>pv_gis_avg_kWh (min hor)</text:p>
          </table:table-cell>
          <table:table-cell table:style-name="ce1" office:value-type="string" calcext:value-type="string">
            <text:p>pv_gis_std_dev (min hor)</text:p>
          </table:table-cell>
          <table:table-cell table:style-name="ce1" office:value-type="string" calcext:value-type="string">
            <text:p>pv_gis_avg_kWh (avg hor)</text:p>
          </table:table-cell>
          <table:table-cell table:style-name="ce1" office:value-type="string" calcext:value-type="string">
            <text:p>pv_gis_std_dev (avg hor)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53.75" calcext:value-type="float">
            <text:p>53.75</text:p>
          </table:table-cell>
          <table:table-cell office:value-type="float" office:value="15.326991442115" calcext:value-type="float">
            <text:p>15.326991442115</text:p>
          </table:table-cell>
          <table:table-cell office:value-type="float" office:value="48.47" calcext:value-type="float">
            <text:p>48.47</text:p>
          </table:table-cell>
          <table:table-cell office:value-type="float" office:value="5.22" calcext:value-type="float">
            <text:p>5.22</text:p>
          </table:table-cell>
          <table:table-cell office:value-type="float" office:value="92.229996" calcext:value-type="float">
            <text:p>92.229996</text:p>
          </table:table-cell>
          <table:table-cell office:value-type="float" office:value="11.309999" calcext:value-type="float">
            <text:p>11.309999</text:p>
          </table:table-cell>
          <table:table-cell office:value-type="float" office:value="49.82" calcext:value-type="float">
            <text:p>49.82</text:p>
          </table:table-cell>
          <table:table-cell office:value-type="float" office:value="5.39" calcext:value-type="float">
            <text:p>5.3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23.666666666667" calcext:value-type="float">
            <text:p>123.666666666667</text:p>
          </table:table-cell>
          <table:table-cell office:value-type="float" office:value="30.0222139978605" calcext:value-type="float">
            <text:p>30.0222139978605</text:p>
          </table:table-cell>
          <table:table-cell office:value-type="float" office:value="83.27" calcext:value-type="float">
            <text:p>83.27</text:p>
          </table:table-cell>
          <table:table-cell office:value-type="float" office:value="11.469999" calcext:value-type="float">
            <text:p>11.469999</text:p>
          </table:table-cell>
          <table:table-cell office:value-type="float" office:value="137.27" calcext:value-type="float">
            <text:p>137.27</text:p>
          </table:table-cell>
          <table:table-cell office:value-type="float" office:value="27.32" calcext:value-type="float">
            <text:p>27.32</text:p>
          </table:table-cell>
          <table:table-cell office:value-type="float" office:value="86.07" calcext:value-type="float">
            <text:p>86.07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94.25" calcext:value-type="float">
            <text:p>194.25</text:p>
          </table:table-cell>
          <table:table-cell office:value-type="float" office:value="30.717801570642" calcext:value-type="float">
            <text:p>30.717801570642</text:p>
          </table:table-cell>
          <table:table-cell office:value-type="float" office:value="172.58" calcext:value-type="float">
            <text:p>172.58</text:p>
          </table:table-cell>
          <table:table-cell office:value-type="float" office:value="20.57" calcext:value-type="float">
            <text:p>20.57</text:p>
          </table:table-cell>
          <table:table-cell office:value-type="float" office:value="283.56" calcext:value-type="float">
            <text:p>283.56</text:p>
          </table:table-cell>
          <table:table-cell office:value-type="float" office:value="46.48" calcext:value-type="float">
            <text:p>46.48</text:p>
          </table:table-cell>
          <table:table-cell office:value-type="float" office:value="246.30002" calcext:value-type="float">
            <text:p>246.30002</text:p>
          </table:table-cell>
          <table:table-cell office:value-type="float" office:value="37.309998" calcext:value-type="float">
            <text:p>37.309998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0" calcext:value-type="float">
            <text:p>310</text:p>
          </table:table-cell>
          <table:table-cell office:value-type="float" office:value="80.6143080765857" calcext:value-type="float">
            <text:p>80.6143080765857</text:p>
          </table:table-cell>
          <table:table-cell office:value-type="float" office:value="258.75" calcext:value-type="float">
            <text:p>258.75</text:p>
          </table:table-cell>
          <table:table-cell office:value-type="float" office:value="21.89" calcext:value-type="float">
            <text:p>21.89</text:p>
          </table:table-cell>
          <table:table-cell office:value-type="float" office:value="408.99" calcext:value-type="float">
            <text:p>408.99</text:p>
          </table:table-cell>
          <table:table-cell office:value-type="float" office:value="49.61" calcext:value-type="float">
            <text:p>49.61</text:p>
          </table:table-cell>
          <table:table-cell office:value-type="float" office:value="382.53" calcext:value-type="float">
            <text:p>382.53</text:p>
          </table:table-cell>
          <table:table-cell office:value-type="float" office:value="45.260002" calcext:value-type="float">
            <text:p>45.26000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1" calcext:value-type="float">
            <text:p>391</text:p>
          </table:table-cell>
          <table:table-cell office:value-type="float" office:value="65.8685559783017" calcext:value-type="float">
            <text:p>65.8685559783017</text:p>
          </table:table-cell>
          <table:table-cell office:value-type="float" office:value="362.64" calcext:value-type="float">
            <text:p>362.64</text:p>
          </table:table-cell>
          <table:table-cell office:value-type="float" office:value="28.1" calcext:value-type="float">
            <text:p>28.1</text:p>
          </table:table-cell>
          <table:table-cell office:value-type="float" office:value="453.42" calcext:value-type="float">
            <text:p>453.42</text:p>
          </table:table-cell>
          <table:table-cell office:value-type="float" office:value="37.629997" calcext:value-type="float">
            <text:p>37.629997</text:p>
          </table:table-cell>
          <table:table-cell office:value-type="float" office:value="440.81" calcext:value-type="float">
            <text:p>440.81</text:p>
          </table:table-cell>
          <table:table-cell office:value-type="float" office:value="35.629997" calcext:value-type="float">
            <text:p>35.62999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91.5" calcext:value-type="float">
            <text:p>391.5</text:p>
          </table:table-cell>
          <table:table-cell office:value-type="float" office:value="65.3885820817875" calcext:value-type="float">
            <text:p>65.3885820817875</text:p>
          </table:table-cell>
          <table:table-cell office:value-type="float" office:value="436.71002" calcext:value-type="float">
            <text:p>436.71002</text:p>
          </table:table-cell>
          <table:table-cell office:value-type="float" office:value="49.08" calcext:value-type="float">
            <text:p>49.08</text:p>
          </table:table-cell>
          <table:table-cell office:value-type="float" office:value="474.05" calcext:value-type="float">
            <text:p>474.05</text:p>
          </table:table-cell>
          <table:table-cell office:value-type="float" office:value="55.96" calcext:value-type="float">
            <text:p>55.96</text:p>
          </table:table-cell>
          <table:table-cell office:value-type="float" office:value="471.53003" calcext:value-type="float">
            <text:p>471.53003</text:p>
          </table:table-cell>
          <table:table-cell office:value-type="float" office:value="55.67" calcext:value-type="float">
            <text:p>55.67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2.75" calcext:value-type="float">
            <text:p>342.75</text:p>
          </table:table-cell>
          <table:table-cell office:value-type="float" office:value="153.94235934271" calcext:value-type="float">
            <text:p>153.94235934271</text:p>
          </table:table-cell>
          <table:table-cell office:value-type="float" office:value="410.97998" calcext:value-type="float">
            <text:p>410.97998</text:p>
          </table:table-cell>
          <table:table-cell office:value-type="float" office:value="27.39" calcext:value-type="float">
            <text:p>27.39</text:p>
          </table:table-cell>
          <table:table-cell office:value-type="float" office:value="478.38" calcext:value-type="float">
            <text:p>478.38</text:p>
          </table:table-cell>
          <table:table-cell office:value-type="float" office:value="36.4" calcext:value-type="float">
            <text:p>36.4</text:p>
          </table:table-cell>
          <table:table-cell office:value-type="float" office:value="474.38" calcext:value-type="float">
            <text:p>474.38</text:p>
          </table:table-cell>
          <table:table-cell office:value-type="float" office:value="36.059998" calcext:value-type="float">
            <text:p>36.05999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337" calcext:value-type="float">
            <text:p>337</text:p>
          </table:table-cell>
          <table:table-cell office:value-type="float" office:value="18.3303027798234" calcext:value-type="float">
            <text:p>18.3303027798234</text:p>
          </table:table-cell>
          <table:table-cell office:value-type="float" office:value="287.11" calcext:value-type="float">
            <text:p>287.11</text:p>
          </table:table-cell>
          <table:table-cell office:value-type="float" office:value="22.470001" calcext:value-type="float">
            <text:p>22.470001</text:p>
          </table:table-cell>
          <table:table-cell office:value-type="float" office:value="403.89" calcext:value-type="float">
            <text:p>403.89</text:p>
          </table:table-cell>
          <table:table-cell office:value-type="float" office:value="38.54" calcext:value-type="float">
            <text:p>38.54</text:p>
          </table:table-cell>
          <table:table-cell office:value-type="float" office:value="389.26" calcext:value-type="float">
            <text:p>389.26</text:p>
          </table:table-cell>
          <table:table-cell office:value-type="float" office:value="36.370003" calcext:value-type="float">
            <text:p>36.37000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5" calcext:value-type="float">
            <text:p>175</text:p>
          </table:table-cell>
          <table:table-cell office:value-type="float" office:value="90.5704145954958" calcext:value-type="float">
            <text:p>90.5704145954958</text:p>
          </table:table-cell>
          <table:table-cell office:value-type="float" office:value="199.85999" calcext:value-type="float">
            <text:p>199.85999</text:p>
          </table:table-cell>
          <table:table-cell office:value-type="float" office:value="14.32" calcext:value-type="float">
            <text:p>14.32</text:p>
          </table:table-cell>
          <table:table-cell office:value-type="float" office:value="318.78998" calcext:value-type="float">
            <text:p>318.78998</text:p>
          </table:table-cell>
          <table:table-cell office:value-type="float" office:value="27.51" calcext:value-type="float">
            <text:p>27.51</text:p>
          </table:table-cell>
          <table:table-cell office:value-type="float" office:value="291.13" calcext:value-type="float">
            <text:p>291.13</text:p>
          </table:table-cell>
          <table:table-cell office:value-type="float" office:value="23.17" calcext:value-type="float">
            <text:p>23.1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54.5" calcext:value-type="float">
            <text:p>154.5</text:p>
          </table:table-cell>
          <table:table-cell office:value-type="float" office:value="43.1335136523794" calcext:value-type="float">
            <text:p>43.1335136523794</text:p>
          </table:table-cell>
          <table:table-cell office:value-type="float" office:value="118.70999" calcext:value-type="float">
            <text:p>118.70999</text:p>
          </table:table-cell>
          <table:table-cell office:value-type="float" office:value="9.34" calcext:value-type="float">
            <text:p>9.34</text:p>
          </table:table-cell>
          <table:table-cell office:value-type="float" office:value="201.23999" calcext:value-type="float">
            <text:p>201.23999</text:p>
          </table:table-cell>
          <table:table-cell office:value-type="float" office:value="21.64" calcext:value-type="float">
            <text:p>21.64</text:p>
          </table:table-cell>
          <table:table-cell office:value-type="float" office:value="140.51999" calcext:value-type="float">
            <text:p>140.51999</text:p>
          </table:table-cell>
          <table:table-cell office:value-type="float" office:value="12.87" calcext:value-type="float">
            <text:p>12.87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.1243556529821" calcext:value-type="float">
            <text:p>12.1243556529821</text:p>
          </table:table-cell>
          <table:table-cell office:value-type="float" office:value="60.339996" calcext:value-type="float">
            <text:p>60.339996</text:p>
          </table:table-cell>
          <table:table-cell office:value-type="float" office:value="6.6099997" calcext:value-type="float">
            <text:p>6.6099997</text:p>
          </table:table-cell>
          <table:table-cell office:value-type="float" office:value="113.67" calcext:value-type="float">
            <text:p>113.67</text:p>
          </table:table-cell>
          <table:table-cell office:value-type="float" office:value="18.02" calcext:value-type="float">
            <text:p>18.02</text:p>
          </table:table-cell>
          <table:table-cell office:value-type="float" office:value="61.47" calcext:value-type="float">
            <text:p>61.47</text:p>
          </table:table-cell>
          <table:table-cell office:value-type="float" office:value="6.8900003" calcext:value-type="float">
            <text:p>6.89000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36.3333333333333" calcext:value-type="float">
            <text:p>36.3333333333333</text:p>
          </table:table-cell>
          <table:table-cell office:value-type="float" office:value="9.07377172587747" calcext:value-type="float">
            <text:p>9.07377172587747</text:p>
          </table:table-cell>
          <table:table-cell office:value-type="float" office:value="41.52" calcext:value-type="float">
            <text:p>41.52</text:p>
          </table:table-cell>
          <table:table-cell office:value-type="float" office:value="4.2" calcext:value-type="float">
            <text:p>4.2</text:p>
          </table:table-cell>
          <table:table-cell office:value-type="float" office:value="79.03" calcext:value-type="float">
            <text:p>79.03</text:p>
          </table:table-cell>
          <table:table-cell office:value-type="float" office:value="9.76" calcext:value-type="float">
            <text:p>9.76</text:p>
          </table:table-cell>
          <table:table-cell office:value-type="float" office:value="42.34" calcext:value-type="float">
            <text:p>42.34</text:p>
          </table:table-cell>
          <table:table-cell office:value-type="float" office:value="4.35" calcext:value-type="float">
            <text:p>4.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etBrains Mono" svg:font-family="'JetBrains Mono'"/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11:37:13.0824617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6T14:46:49.468316497</meta:creation-date>
    <dc:date>2021-01-08T14:55:43.722488980</dc:date>
    <meta:editing-duration>P1DT28M40S</meta:editing-duration>
    <meta:editing-cycles>14</meta:editing-cycles>
    <meta:generator>LibreOffice/6.1.5.2$Linux_X86_64 LibreOffice_project/10$Build-2</meta:generator>
    <meta:document-statistic meta:table-count="2" meta:cell-count="809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penLV.O2:openLV.O13" chart:error-lower-range="openLV.O2:openLV.O13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openLV.O2:openLV.O13" chart:error-lower-range="openLV.O2:openLV.O13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openLV.P2:openLV.P13" chart:error-lower-range="openLV.P2:openLV.P13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openLV.P2:openLV.P13" chart:error-lower-range="openLV.P2:openLV.P13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84cm" svg:height="5.101cm" xlink:href=".." xlink:type="simple" chart:class="chart:line" chart:style-name="ch1">
        <chart:legend chart:legend-position="end" svg:x="7.921cm" svg:y="2.002cm" style:legend-expansion="high" chart:style-name="ch2"/>
        <chart:plot-area chart:style-name="ch3" table:cell-range-address="openLV.C1:openLV.C13 openLV.E1:openLV.E13" chart:data-source-has-labels="row" svg:x="0.237cm" svg:y="0.102cm" svg:width="7.447cm" svg:height="4.897cm">
          <chartooo:coordinate-region svg:x="1.044cm" svg:y="0.301cm" svg:width="6.453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nLV.C2:openLV.C13" chart:label-cell-address="openLV.C1:openLV.C1" chart:class="chart:line">
            <chart:error-indicator chart:style-name="ch7" chart:dimension="y"/>
            <chart:data-point chart:repeated="12"/>
          </chart:series>
          <chart:series chart:style-name="ch8" chart:values-cell-range-address="openLV.E2:openLV.E13" chart:label-cell-address="openLV.E1:openLV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openLV.C1:openLV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openLV.E1:openLV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6.59301384615">
                <text:p>136.59301384615</text:p>
                <draw:g>
                  <svg:desc>openLV.C2:openLV.C13</svg:desc>
                </draw:g>
              </table:table-cell>
              <table:table-cell office:value-type="float" office:value="10.2701574083814">
                <text:p>10.2701574083814</text:p>
                <draw:g>
                  <svg:desc>openLV.O2:openLV.O13</svg:desc>
                </draw:g>
              </table:table-cell>
              <table:table-cell office:value-type="float" office:value="10.2701574083814">
                <text:p>10.2701574083814</text:p>
                <draw:g>
                  <svg:desc>openLV.O2:openLV.O13</svg:desc>
                </draw:g>
              </table:table-cell>
              <table:table-cell office:value-type="float" office:value="132.79">
                <text:p>132.79</text:p>
                <draw:g>
                  <svg:desc>openLV.E2:openLV.E13</svg:desc>
                </draw:g>
              </table:table-cell>
              <table:table-cell office:value-type="float" office:value="9.035">
                <text:p>9.035</text:p>
                <draw:g>
                  <svg:desc>openLV.P2:openLV.P13</svg:desc>
                </draw:g>
              </table:table-cell>
              <table:table-cell office:value-type="float" office:value="9.035">
                <text:p>9.035</text:p>
                <draw:g>
                  <svg:desc>openLV.P2:openLV.P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2.5022791464">
                <text:p>222.5022791464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28.2257917331969">
                <text:p>28.2257917331969</text:p>
              </table:table-cell>
              <table:table-cell office:value-type="float" office:value="185.67">
                <text:p>185.67</text:p>
              </table:table-cell>
              <table:table-cell office:value-type="float" office:value="17.655">
                <text:p>17.655</text:p>
              </table:table-cell>
              <table:table-cell office:value-type="float" office:value="17.655">
                <text:p>17.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7.3504979674">
                <text:p>337.3504979674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23.5585147838338">
                <text:p>23.5585147838338</text:p>
              </table:table-cell>
              <table:table-cell office:value-type="float" office:value="333.61">
                <text:p>333.61</text:p>
              </table:table-cell>
              <table:table-cell office:value-type="float" office:value="30.12">
                <text:p>30.12</text:p>
              </table:table-cell>
              <table:table-cell office:value-type="float" office:value="30.12">
                <text:p>30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3.47305221275">
                <text:p>453.47305221275</text:p>
              </table:table-cell>
              <table:table-cell office:value-type="float" office:value="33.1151474608885">
                <text:p>33.1151474608885</text:p>
              </table:table-cell>
              <table:table-cell office:value-type="float" office:value="33.1151474608885">
                <text:p>33.1151474608885</text:p>
              </table:table-cell>
              <table:table-cell office:value-type="float" office:value="444.13">
                <text:p>444.13</text:p>
              </table:table-cell>
              <table:table-cell office:value-type="float" office:value="33.275">
                <text:p>33.275</text:p>
              </table:table-cell>
              <table:table-cell office:value-type="float" office:value="33.275">
                <text:p>33.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44.8226333915">
                <text:p>444.8226333915</text:p>
              </table:table-cell>
              <table:table-cell office:value-type="float" office:value="83.7852156368475">
                <text:p>83.7852156368475</text:p>
              </table:table-cell>
              <table:table-cell office:value-type="float" office:value="83.7852156368475">
                <text:p>83.7852156368475</text:p>
              </table:table-cell>
              <table:table-cell office:value-type="float" office:value="473.58">
                <text:p>473.58</text:p>
              </table:table-cell>
              <table:table-cell office:value-type="float" office:value="14.665">
                <text:p>14.665</text:p>
              </table:table-cell>
              <table:table-cell office:value-type="float" office:value="14.665">
                <text:p>14.6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7.491112395">
                <text:p>457.49111239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30.0011909190435">
                <text:p>30.0011909190435</text:p>
              </table:table-cell>
              <table:table-cell office:value-type="float" office:value="490.56">
                <text:p>490.56</text:p>
              </table:table-cell>
              <table:table-cell office:value-type="float" office:value="30.05">
                <text:p>30.05</text:p>
              </table:table-cell>
              <table:table-cell office:value-type="float" office:value="30.05">
                <text:p>30.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1.16135456845">
                <text:p>511.16135456845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26.8677228367292">
                <text:p>26.8677228367292</text:p>
              </table:table-cell>
              <table:table-cell office:value-type="float" office:value="496.73">
                <text:p>496.73</text:p>
              </table:table-cell>
              <table:table-cell office:value-type="float" office:value="26.54">
                <text:p>26.54</text:p>
              </table:table-cell>
              <table:table-cell office:value-type="float" office:value="26.54">
                <text:p>26.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7.21155634675">
                <text:p>417.21155634675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27.5859707381926">
                <text:p>27.5859707381926</text:p>
              </table:table-cell>
              <table:table-cell office:value-type="float" office:value="433.31">
                <text:p>433.31</text:p>
              </table:table-cell>
              <table:table-cell office:value-type="float" office:value="28.095">
                <text:p>28.095</text:p>
              </table:table-cell>
              <table:table-cell office:value-type="float" office:value="28.095">
                <text:p>28.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4.2871916027">
                <text:p>334.2871916027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59.1794197259885">
                <text:p>59.1794197259885</text:p>
              </table:table-cell>
              <table:table-cell office:value-type="float" office:value="358.98">
                <text:p>358.98</text:p>
              </table:table-cell>
              <table:table-cell office:value-type="float" office:value="14.75">
                <text:p>14.75</text:p>
              </table:table-cell>
              <table:table-cell office:value-type="float" office:value="14.75">
                <text:p>14.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8.7679375563">
                <text:p>248.7679375563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5.7444712510762">
                <text:p>25.7444712510762</text:p>
              </table:table-cell>
              <table:table-cell office:value-type="float" office:value="239.86">
                <text:p>239.86</text:p>
              </table:table-cell>
              <table:table-cell office:value-type="float" office:value="13.155">
                <text:p>13.155</text:p>
              </table:table-cell>
              <table:table-cell office:value-type="float" office:value="13.155">
                <text:p>13.1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.4246375843">
                <text:p>165.4246375843</text:p>
              </table:table-cell>
              <table:table-cell office:value-type="float" office:value="17.6829261713438">
                <text:p>17.6829261713438</text:p>
              </table:table-cell>
              <table:table-cell office:value-type="float" office:value="17.6829261713438">
                <text:p>17.6829261713438</text:p>
              </table:table-cell>
              <table:table-cell office:value-type="float" office:value="159.15">
                <text:p>159.15</text:p>
              </table:table-cell>
              <table:table-cell office:value-type="float" office:value="16.18">
                <text:p>16.18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1.174936034062">
                <text:p>111.174936034062</text:p>
              </table:table-cell>
              <table:table-cell office:value-type="float" office:value="8.3063958841037">
                <text:p>8.3063958841037</text:p>
              </table:table-cell>
              <table:table-cell office:value-type="float" office:value="8.3063958841037">
                <text:p>8.3063958841037</text:p>
              </table:table-cell>
              <table:table-cell office:value-type="float" office:value="125.98">
                <text:p>125.98</text:p>
              </table:table-cell>
              <table:table-cell office:value-type="float" office:value="10.395">
                <text:p>10.395</text:p>
              </table:table-cell>
              <table:table-cell office:value-type="float" office:value="10.395">
                <text:p>10.3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penLV.O14:openLV.O25" chart:error-lower-range="openLV.O14:openLV.O25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openLV.O14:openLV.O25" chart:error-lower-range="openLV.O14:openLV.O25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openLV.P14:openLV.P25" chart:error-lower-range="openLV.P14:openLV.P25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openLV.P14:openLV.P25" chart:error-lower-range="openLV.P14:openLV.P25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91cm" svg:height="5.048cm" xlink:href=".." xlink:type="simple" chart:class="chart:line" chart:style-name="ch1">
        <chart:legend chart:legend-position="end" svg:x="8.028cm" svg:y="1.976cm" style:legend-expansion="high" chart:style-name="ch2"/>
        <chart:plot-area chart:style-name="ch3" table:cell-range-address="openLV.C1:openLV.C1 openLV.C14:openLV.C25 openLV.E1:openLV.E1 openLV.E14:openLV.E25" chart:data-source-has-labels="row" svg:x="0.239cm" svg:y="0.1cm" svg:width="7.55cm" svg:height="4.848cm">
          <chartooo:coordinate-region svg:x="1.231cm" svg:y="0.3cm" svg:width="6.371cm" svg:height="4.0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nLV.C14:openLV.C25" chart:label-cell-address="openLV.C1:openLV.C1" chart:class="chart:line">
            <chart:error-indicator chart:style-name="ch7" chart:dimension="y"/>
            <chart:data-point chart:repeated="12"/>
          </chart:series>
          <chart:series chart:style-name="ch8" chart:values-cell-range-address="openLV.E14:openLV.E25" chart:label-cell-address="openLV.E1:openLV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openLV.C1:openLV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openLV.E1:openLV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2.84731348394">
                <text:p>1002.84731348394</text:p>
                <draw:g>
                  <svg:desc>openLV.C14:openLV.C25</svg:desc>
                </draw:g>
              </table:table-cell>
              <table:table-cell office:value-type="float" office:value="45.862734737158">
                <text:p>45.862734737158</text:p>
                <draw:g>
                  <svg:desc>openLV.O14:openLV.O25</svg:desc>
                </draw:g>
              </table:table-cell>
              <table:table-cell office:value-type="float" office:value="45.862734737158">
                <text:p>45.862734737158</text:p>
                <draw:g>
                  <svg:desc>openLV.O14:openLV.O25</svg:desc>
                </draw:g>
              </table:table-cell>
              <table:table-cell office:value-type="float" office:value="885.38">
                <text:p>885.38</text:p>
                <draw:g>
                  <svg:desc>openLV.E14:openLV.E25</svg:desc>
                </draw:g>
              </table:table-cell>
              <table:table-cell office:value-type="float" office:value="78.11">
                <text:p>78.11</text:p>
                <draw:g>
                  <svg:desc>openLV.P14:openLV.P25</svg:desc>
                </draw:g>
              </table:table-cell>
              <table:table-cell office:value-type="float" office:value="78.11">
                <text:p>78.11</text:p>
                <draw:g>
                  <svg:desc>openLV.P14:openLV.P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77.60595185">
                <text:p>1877.60595185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206.008698376679">
                <text:p>206.008698376679</text:p>
              </table:table-cell>
              <table:table-cell office:value-type="float" office:value="1517.21">
                <text:p>1517.21</text:p>
              </table:table-cell>
              <table:table-cell office:value-type="float" office:value="93.545">
                <text:p>93.545</text:p>
              </table:table-cell>
              <table:table-cell office:value-type="float" office:value="93.545">
                <text:p>93.5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03.12297535838">
                <text:p>3403.12297535838</text:p>
              </table:table-cell>
              <table:table-cell office:value-type="float" office:value="322.246654997192">
                <text:p>322.246654997192</text:p>
              </table:table-cell>
              <table:table-cell office:value-type="float" office:value="322.246654997192">
                <text:p>322.246654997192</text:p>
              </table:table-cell>
              <table:table-cell office:value-type="float" office:value="3253.9">
                <text:p>3253.9</text:p>
              </table:table-cell>
              <table:table-cell office:value-type="float" office:value="260.72">
                <text:p>260.72</text:p>
              </table:table-cell>
              <table:table-cell office:value-type="float" office:value="260.72">
                <text:p>260.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87.64596198975">
                <text:p>5487.64596198975</text:p>
              </table:table-cell>
              <table:table-cell office:value-type="float" office:value="321.507579558297">
                <text:p>321.507579558297</text:p>
              </table:table-cell>
              <table:table-cell office:value-type="float" office:value="321.507579558297">
                <text:p>321.507579558297</text:p>
              </table:table-cell>
              <table:table-cell office:value-type="float" office:value="4694.61">
                <text:p>4694.61</text:p>
              </table:table-cell>
              <table:table-cell office:value-type="float" office:value="266.385">
                <text:p>266.385</text:p>
              </table:table-cell>
              <table:table-cell office:value-type="float" office:value="266.385">
                <text:p>266.3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907.9411039055">
                <text:p>6907.9411039055</text:p>
              </table:table-cell>
              <table:table-cell office:value-type="float" office:value="603.415285556075">
                <text:p>603.415285556075</text:p>
              </table:table-cell>
              <table:table-cell office:value-type="float" office:value="603.415285556075">
                <text:p>603.415285556075</text:p>
              </table:table-cell>
              <table:table-cell office:value-type="float" office:value="5260.73">
                <text:p>5260.73</text:p>
              </table:table-cell>
              <table:table-cell office:value-type="float" office:value="142.045">
                <text:p>142.045</text:p>
              </table:table-cell>
              <table:table-cell office:value-type="float" office:value="142.045">
                <text:p>142.0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45.39862599575">
                <text:p>5845.39862599575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309.016533369624">
                <text:p>309.016533369624</text:p>
              </table:table-cell>
              <table:table-cell office:value-type="float" office:value="5604.75">
                <text:p>5604.75</text:p>
              </table:table-cell>
              <table:table-cell office:value-type="float" office:value="385.585">
                <text:p>385.585</text:p>
              </table:table-cell>
              <table:table-cell office:value-type="float" office:value="385.585">
                <text:p>385.5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03.78625294513">
                <text:p>6203.78625294513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288.947138648501">
                <text:p>288.947138648501</text:p>
              </table:table-cell>
              <table:table-cell office:value-type="float" office:value="5126.66">
                <text:p>5126.66</text:p>
              </table:table-cell>
              <table:table-cell office:value-type="float" office:value="246.07">
                <text:p>246.07</text:p>
              </table:table-cell>
              <table:table-cell office:value-type="float" office:value="246.07">
                <text:p>246.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33.8806643255">
                <text:p>4533.8806643255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22.649123510716">
                <text:p>422.649123510716</text:p>
              </table:table-cell>
              <table:table-cell office:value-type="float" office:value="4512.87">
                <text:p>4512.87</text:p>
              </table:table-cell>
              <table:table-cell office:value-type="float" office:value="285.19">
                <text:p>285.19</text:p>
              </table:table-cell>
              <table:table-cell office:value-type="float" office:value="285.19">
                <text:p>285.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36.53854326725">
                <text:p>3136.53854326725</text:p>
              </table:table-cell>
              <table:table-cell office:value-type="float" office:value="580.41526643775">
                <text:p>580.41526643775</text:p>
              </table:table-cell>
              <table:table-cell office:value-type="float" office:value="580.41526643775">
                <text:p>580.41526643775</text:p>
              </table:table-cell>
              <table:table-cell office:value-type="float" office:value="3542.6">
                <text:p>3542.6</text:p>
              </table:table-cell>
              <table:table-cell office:value-type="float" office:value="179.775">
                <text:p>179.775</text:p>
              </table:table-cell>
              <table:table-cell office:value-type="float" office:value="179.775">
                <text:p>179.7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91.4934507145">
                <text:p>2191.4934507145</text:p>
              </table:table-cell>
              <table:table-cell office:value-type="float" office:value="196.795746036123">
                <text:p>196.795746036123</text:p>
              </table:table-cell>
              <table:table-cell office:value-type="float" office:value="196.795746036123">
                <text:p>196.795746036123</text:p>
              </table:table-cell>
              <table:table-cell office:value-type="float" office:value="2045.88">
                <text:p>2045.88</text:p>
              </table:table-cell>
              <table:table-cell office:value-type="float" office:value="131.44">
                <text:p>131.44</text:p>
              </table:table-cell>
              <table:table-cell office:value-type="float" office:value="131.44">
                <text:p>131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22.90020106956">
                <text:p>1322.90020106956</text:p>
              </table:table-cell>
              <table:table-cell office:value-type="float" office:value="64.0209492210555">
                <text:p>64.0209492210555</text:p>
              </table:table-cell>
              <table:table-cell office:value-type="float" office:value="64.0209492210555">
                <text:p>64.0209492210555</text:p>
              </table:table-cell>
              <table:table-cell office:value-type="float" office:value="1085.25">
                <text:p>1085.25</text:p>
              </table:table-cell>
              <table:table-cell office:value-type="float" office:value="74.295">
                <text:p>74.295</text:p>
              </table:table-cell>
              <table:table-cell office:value-type="float" office:value="74.295">
                <text:p>74.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50.642234060626">
                <text:p>750.642234060626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2.936694750202">
                <text:p>62.936694750202</text:p>
              </table:table-cell>
              <table:table-cell office:value-type="float" office:value="668.45">
                <text:p>668.45</text:p>
              </table:table-cell>
              <table:table-cell office:value-type="float" office:value="53.295">
                <text:p>53.295</text:p>
              </table:table-cell>
              <table:table-cell office:value-type="float" office:value="53.295">
                <text:p>53.2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error-category="cell-range" chart:error-upper-range="openLV.O26:openLV.O37" chart:error-lower-range="openLV.O26:openLV.O37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error-upper-indicator="true" chart:error-lower-indicator="true" chart:error-category="cell-range" chart:error-upper-range="openLV.O26:openLV.O37" chart:error-lower-range="openLV.O26:openLV.O37" loext:std-weight="1"/>
      <style:graphic-properties draw:stroke="solid" svg:stroke-width="0cm" svg:stroke-color="#000000" svg:stroke-opacity="100%" draw:stroke-linejoin="round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 chart:error-category="cell-range" chart:error-upper-range="openLV.P26:openLV.P37" chart:error-lower-range="openLV.P26:openLV.P37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openLV.P26:openLV.P37" chart:error-lower-range="openLV.P26:openLV.P37" loext:std-weight="1"/>
      <style:graphic-properties draw:stroke="solid" svg:stroke-width="0cm" svg:stroke-color="#000000" svg:stroke-opacity="100%" draw:stroke-linejoin="roun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048cm" svg:height="5.101cm" xlink:href=".." xlink:type="simple" chart:class="chart:line" chart:style-name="ch1">
        <chart:legend chart:legend-position="end" svg:x="8.085cm" svg:y="2.002cm" style:legend-expansion="high" chart:style-name="ch2"/>
        <chart:plot-area chart:style-name="ch3" table:cell-range-address="openLV.C1:openLV.C1 openLV.C26:openLV.C37 openLV.E1:openLV.E1 openLV.E26:openLV.E37" chart:data-source-has-labels="row" svg:x="0.24cm" svg:y="0.102cm" svg:width="7.605cm" svg:height="4.897cm">
          <chartooo:coordinate-region svg:x="1.232cm" svg:y="0.301cm" svg:width="6.426cm" svg:height="4.0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penLV.C26:openLV.C37" chart:label-cell-address="openLV.C1:openLV.C1" chart:class="chart:line">
            <chart:error-indicator chart:style-name="ch7" chart:dimension="y"/>
            <chart:data-point chart:repeated="12"/>
          </chart:series>
          <chart:series chart:style-name="ch8" chart:values-cell-range-address="openLV.E26:openLV.E37" chart:label-cell-address="openLV.E1:openLV.E1" chart:class="chart:line">
            <chart:error-indicator chart:style-name="ch9" chart:dimension="y"/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openLV.C1:openLV.C1</svg:desc>
                </draw:g>
              </table:table-cell>
              <table:table-cell office:value-type="string">
                <text:p>Column O</text:p>
              </table:table-cell>
              <table:table-cell office:value-type="string">
                <text:p>Column O</text:p>
              </table:table-cell>
              <table:table-cell office:value-type="string">
                <text:p>pv_gis_avg_kWh</text:p>
                <draw:g>
                  <svg:desc>openLV.E1:openLV.E1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Column P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93.223486262833">
                <text:p>493.223486262833</text:p>
                <draw:g>
                  <svg:desc>openLV.C26:openLV.C37</svg:desc>
                </draw:g>
              </table:table-cell>
              <table:table-cell office:value-type="float" office:value="207.050954409561">
                <text:p>207.050954409561</text:p>
                <draw:g>
                  <svg:desc>openLV.O26:openLV.O37</svg:desc>
                </draw:g>
              </table:table-cell>
              <table:table-cell office:value-type="float" office:value="207.050954409561">
                <text:p>207.050954409561</text:p>
                <draw:g>
                  <svg:desc>openLV.O26:openLV.O37</svg:desc>
                </draw:g>
              </table:table-cell>
              <table:table-cell office:value-type="float" office:value="597.64">
                <text:p>597.64</text:p>
                <draw:g>
                  <svg:desc>openLV.E26:openLV.E37</svg:desc>
                </draw:g>
              </table:table-cell>
              <table:table-cell office:value-type="float" office:value="44.54">
                <text:p>44.54</text:p>
                <draw:g>
                  <svg:desc>openLV.P26:openLV.P37</svg:desc>
                </draw:g>
              </table:table-cell>
              <table:table-cell office:value-type="float" office:value="44.54">
                <text:p>44.54</text:p>
                <draw:g>
                  <svg:desc>openLV.P26:openLV.P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11.68906430012">
                <text:p>1511.68906430012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50.340048602775">
                <text:p>150.340048602775</text:p>
              </table:table-cell>
              <table:table-cell office:value-type="float" office:value="1068.16">
                <text:p>1068.16</text:p>
              </table:table-cell>
              <table:table-cell office:value-type="float" office:value="54.465">
                <text:p>54.465</text:p>
              </table:table-cell>
              <table:table-cell office:value-type="float" office:value="54.465">
                <text:p>54.4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3.96006239758">
                <text:p>1833.96006239758</text:p>
              </table:table-cell>
              <table:table-cell office:value-type="float" office:value="670.60636515169">
                <text:p>670.60636515169</text:p>
              </table:table-cell>
              <table:table-cell office:value-type="float" office:value="670.60636515169">
                <text:p>670.60636515169</text:p>
              </table:table-cell>
              <table:table-cell office:value-type="float" office:value="2342.82">
                <text:p>2342.82</text:p>
              </table:table-cell>
              <table:table-cell office:value-type="float" office:value="146.505">
                <text:p>146.505</text:p>
              </table:table-cell>
              <table:table-cell office:value-type="float" office:value="146.505">
                <text:p>146.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591.03539808067">
                <text:p>3591.03539808067</text:p>
              </table:table-cell>
              <table:table-cell office:value-type="float" office:value="1093.85706701164">
                <text:p>1093.85706701164</text:p>
              </table:table-cell>
              <table:table-cell office:value-type="float" office:value="1093.85706701164">
                <text:p>1093.85706701164</text:p>
              </table:table-cell>
              <table:table-cell office:value-type="float" office:value="3962.96">
                <text:p>3962.96</text:p>
              </table:table-cell>
              <table:table-cell office:value-type="float" office:value="198.61">
                <text:p>198.61</text:p>
              </table:table-cell>
              <table:table-cell office:value-type="float" office:value="198.61">
                <text:p>198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23.17377349163">
                <text:p>5523.17377349163</text:p>
              </table:table-cell>
              <table:table-cell office:value-type="float" office:value="275.844235087788">
                <text:p>275.844235087788</text:p>
              </table:table-cell>
              <table:table-cell office:value-type="float" office:value="275.844235087788">
                <text:p>275.844235087788</text:p>
              </table:table-cell>
              <table:table-cell office:value-type="float" office:value="4662.41">
                <text:p>4662.41</text:p>
              </table:table-cell>
              <table:table-cell office:value-type="float" office:value="122.47">
                <text:p>122.47</text:p>
              </table:table-cell>
              <table:table-cell office:value-type="float" office:value="122.47">
                <text:p>122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94.63044469631">
                <text:p>5094.63044469631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17.478536288069">
                <text:p>417.478536288069</text:p>
              </table:table-cell>
              <table:table-cell office:value-type="float" office:value="4984.98">
                <text:p>4984.98</text:p>
              </table:table-cell>
              <table:table-cell office:value-type="float" office:value="316.92">
                <text:p>316.92</text:p>
              </table:table-cell>
              <table:table-cell office:value-type="float" office:value="316.92">
                <text:p>316.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71.70591907887">
                <text:p>5471.70591907887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290.828226728254">
                <text:p>290.828226728254</text:p>
              </table:table-cell>
              <table:table-cell office:value-type="float" office:value="4701.36">
                <text:p>4701.36</text:p>
              </table:table-cell>
              <table:table-cell office:value-type="float" office:value="216.775">
                <text:p>216.775</text:p>
              </table:table-cell>
              <table:table-cell office:value-type="float" office:value="216.775">
                <text:p>216.7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86.32380772931">
                <text:p>3686.32380772931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9.074402214273">
                <text:p>399.074402214273</text:p>
              </table:table-cell>
              <table:table-cell office:value-type="float" office:value="3998.26">
                <text:p>3998.26</text:p>
              </table:table-cell>
              <table:table-cell office:value-type="float" office:value="227.26">
                <text:p>227.26</text:p>
              </table:table-cell>
              <table:table-cell office:value-type="float" office:value="227.26">
                <text:p>227.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37.92895291681">
                <text:p>1437.92895291681</text:p>
              </table:table-cell>
              <table:table-cell office:value-type="float" office:value="680.48500474246">
                <text:p>680.48500474246</text:p>
              </table:table-cell>
              <table:table-cell office:value-type="float" office:value="680.48500474246">
                <text:p>680.48500474246</text:p>
              </table:table-cell>
              <table:table-cell office:value-type="float" office:value="2780.21">
                <text:p>2780.21</text:p>
              </table:table-cell>
              <table:table-cell office:value-type="float" office:value="105.25">
                <text:p>105.25</text:p>
              </table:table-cell>
              <table:table-cell office:value-type="float" office:value="105.25">
                <text:p>105.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31.8713739921">
                <text:p>1331.8713739921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70.893746614915">
                <text:p>170.893746614915</text:p>
              </table:table-cell>
              <table:table-cell office:value-type="float" office:value="1495.65">
                <text:p>1495.65</text:p>
              </table:table-cell>
              <table:table-cell office:value-type="float" office:value="69.835">
                <text:p>69.835</text:p>
              </table:table-cell>
              <table:table-cell office:value-type="float" office:value="69.835">
                <text:p>69.8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9.380021345">
                <text:p>789.380021345</text:p>
              </table:table-cell>
              <table:table-cell office:value-type="float" office:value="125.449295269987">
                <text:p>125.449295269987</text:p>
              </table:table-cell>
              <table:table-cell office:value-type="float" office:value="125.449295269987">
                <text:p>125.449295269987</text:p>
              </table:table-cell>
              <table:table-cell office:value-type="float" office:value="713.64">
                <text:p>713.64</text:p>
              </table:table-cell>
              <table:table-cell office:value-type="float" office:value="41.87">
                <text:p>41.87</text:p>
              </table:table-cell>
              <table:table-cell office:value-type="float" office:value="41.87">
                <text:p>41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2.121243597">
                <text:p>362.121243597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120.247883657163">
                <text:p>120.247883657163</text:p>
              </table:table-cell>
              <table:table-cell office:value-type="float" office:value="498.63">
                <text:p>498.63</text:p>
              </table:table-cell>
              <table:table-cell office:value-type="float" office:value="34.19">
                <text:p>34.19</text:p>
              </table:table-cell>
              <table:table-cell office:value-type="float" office:value="34.19">
                <text:p>34.1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457cm" svg:height="4.734cm" xlink:href=".." xlink:type="simple" chart:class="chart:line" chart:style-name="ch1">
        <chart:legend chart:legend-position="end" svg:x="5.494cm" svg:y="0.725cm" style:legend-expansion="high" chart:style-name="ch2"/>
        <chart:plot-area chart:style-name="ch3" table:cell-range-address="'pvoutput.org'.C1:'pvoutput.org'.C13 'pvoutput.org'.E1:'pvoutput.org'.E13 'pvoutput.org'.G1:'pvoutput.org'.G13 'pvoutput.org'.I1:'pvoutput.org'.I13" chart:data-source-has-labels="row" svg:x="0.189cm" svg:y="0.094cm" svg:width="5.116cm" svg:height="4.546cm">
          <chartooo:coordinate-region svg:x="0.996cm" svg:y="0.294cm" svg:width="4.122cm" svg:height="3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2:'pvoutput.org'.C13" chart:label-cell-address="'pvoutput.org'.C1:'pvoutput.org'.C1" chart:class="chart:line">
            <chart:data-point chart:repeated="12"/>
          </chart:series>
          <chart:series chart:style-name="ch7" chart:values-cell-range-address="'pvoutput.org'.E2:'pvoutput.org'.E13" chart:label-cell-address="'pvoutput.org'.E1:'pvoutput.org'.E1" chart:class="chart:line">
            <chart:data-point chart:repeated="12"/>
          </chart:series>
          <chart:series chart:style-name="ch8" chart:values-cell-range-address="'pvoutput.org'.G2:'pvoutput.org'.G13" chart:label-cell-address="'pvoutput.org'.G1:'pvoutput.org'.G1" chart:class="chart:line">
            <chart:data-point chart:repeated="12"/>
          </chart:series>
          <chart:series chart:style-name="ch9" chart:values-cell-range-address="'pvoutput.org'.I2:'pvoutput.org'.I13" chart:label-cell-address="'pvoutput.org'.I1:'pvoutput.org'.I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:'pvoutput.org'.C1</svg:desc>
                </draw:g>
              </table:table-cell>
              <table:table-cell office:value-type="string">
                <text:p>pv_gis_avg_kWh (max hor)</text:p>
                <draw:g>
                  <svg:desc>'pvoutput.org'.E1:'pvoutput.org'.E1</svg:desc>
                </draw:g>
              </table:table-cell>
              <table:table-cell office:value-type="string">
                <text:p>pv_gis_avg_kWh (min hor)</text:p>
                <draw:g>
                  <svg:desc>'pvoutput.org'.G1:'pvoutput.org'.G1</svg:desc>
                </draw:g>
              </table:table-cell>
              <table:table-cell office:value-type="string">
                <text:p>pv_gis_avg_kWh (avg hor)</text:p>
                <draw:g>
                  <svg:desc>'pvoutput.org'.I1:'pvoutput.org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">
                <text:p>29</text:p>
                <draw:g>
                  <svg:desc>'pvoutput.org'.C2:'pvoutput.org'.C13</svg:desc>
                </draw:g>
              </table:table-cell>
              <table:table-cell office:value-type="float" office:value="15.33">
                <text:p>15.33</text:p>
                <draw:g>
                  <svg:desc>'pvoutput.org'.E2:'pvoutput.org'.E13</svg:desc>
                </draw:g>
              </table:table-cell>
              <table:table-cell office:value-type="float" office:value="34.55">
                <text:p>34.55</text:p>
                <draw:g>
                  <svg:desc>'pvoutput.org'.G2:'pvoutput.org'.G13</svg:desc>
                </draw:g>
              </table:table-cell>
              <table:table-cell office:value-type="float" office:value="15.33">
                <text:p>15.33</text:p>
                <draw:g>
                  <svg:desc>'pvoutput.org'.I2:'pvoutput.org'.I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25.32">
                <text:p>25.32</text:p>
              </table:table-cell>
              <table:table-cell office:value-type="float" office:value="56.93">
                <text:p>56.93</text:p>
              </table:table-cell>
              <table:table-cell office:value-type="float" office:value="31.73">
                <text:p>31.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">
                <text:p>124</text:p>
              </table:table-cell>
              <table:table-cell office:value-type="float" office:value="46.61">
                <text:p>46.61</text:p>
              </table:table-cell>
              <table:table-cell office:value-type="float" office:value="111.27">
                <text:p>111.27</text:p>
              </table:table-cell>
              <table:table-cell office:value-type="float" office:value="94.77">
                <text:p>94.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7">
                <text:p>177</text:p>
              </table:table-cell>
              <table:table-cell office:value-type="float" office:value="78.81">
                <text:p>78.81</text:p>
              </table:table-cell>
              <table:table-cell office:value-type="float" office:value="166.51">
                <text:p>166.51</text:p>
              </table:table-cell>
              <table:table-cell office:value-type="float" office:value="152.19">
                <text:p>152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8">
                <text:p>218</text:p>
              </table:table-cell>
              <table:table-cell office:value-type="float" office:value="133.34">
                <text:p>133.34</text:p>
              </table:table-cell>
              <table:table-cell office:value-type="float" office:value="186.85">
                <text:p>186.85</text:p>
              </table:table-cell>
              <table:table-cell office:value-type="float" office:value="173.3">
                <text:p>173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3">
                <text:p>143</text:p>
              </table:table-cell>
              <table:table-cell office:value-type="float" office:value="145">
                <text:p>145</text:p>
              </table:table-cell>
              <table:table-cell office:value-type="float" office:value="204.72">
                <text:p>204.72</text:p>
              </table:table-cell>
              <table:table-cell office:value-type="float" office:value="188.53">
                <text:p>188.5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2">
                <text:p>182</text:p>
              </table:table-cell>
              <table:table-cell office:value-type="float" office:value="136.31">
                <text:p>136.31</text:p>
              </table:table-cell>
              <table:table-cell office:value-type="float" office:value="184.65">
                <text:p>184.65</text:p>
              </table:table-cell>
              <table:table-cell office:value-type="float" office:value="171.9">
                <text:p>17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108.02">
                <text:p>108.02</text:p>
              </table:table-cell>
              <table:table-cell office:value-type="float" office:value="168.01">
                <text:p>168.01</text:p>
              </table:table-cell>
              <table:table-cell office:value-type="float" office:value="155.66">
                <text:p>155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3">
                <text:p>93</text:p>
              </table:table-cell>
              <table:table-cell office:value-type="float" office:value="57.76">
                <text:p>57.76</text:p>
              </table:table-cell>
              <table:table-cell office:value-type="float" office:value="124.84">
                <text:p>124.84</text:p>
              </table:table-cell>
              <table:table-cell office:value-type="float" office:value="109.84">
                <text:p>109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0">
                <text:p>60</text:p>
              </table:table-cell>
              <table:table-cell office:value-type="float" office:value="33.81">
                <text:p>33.81</text:p>
              </table:table-cell>
              <table:table-cell office:value-type="float" office:value="77.49">
                <text:p>77.49</text:p>
              </table:table-cell>
              <table:table-cell office:value-type="float" office:value="55.87">
                <text:p>55.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">
                <text:p>28</text:p>
              </table:table-cell>
              <table:table-cell office:value-type="float" office:value="18.25">
                <text:p>18.25</text:p>
              </table:table-cell>
              <table:table-cell office:value-type="float" office:value="42.1">
                <text:p>42.1</text:p>
              </table:table-cell>
              <table:table-cell office:value-type="float" office:value="18.25">
                <text:p>18.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">
                <text:p>21</text:p>
              </table:table-cell>
              <table:table-cell office:value-type="float" office:value="12.19">
                <text:p>12.19</text:p>
              </table:table-cell>
              <table:table-cell office:value-type="float" office:value="27.55">
                <text:p>27.55</text:p>
              </table:table-cell>
              <table:table-cell office:value-type="float" office:value="12.19">
                <text:p>12.1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94cm" svg:height="4.867cm" xlink:href=".." xlink:type="simple" chart:class="chart:line" chart:style-name="ch1">
        <chart:legend chart:legend-position="end" svg:x="5.931cm" svg:y="0.791cm" style:legend-expansion="high" chart:style-name="ch2"/>
        <chart:plot-area chart:style-name="ch3" table:cell-range-address="'pvoutput.org'.C14:'pvoutput.org'.C26 'pvoutput.org'.E14:'pvoutput.org'.E26 'pvoutput.org'.G14:'pvoutput.org'.G26 'pvoutput.org'.I14:'pvoutput.org'.I26" chart:data-source-has-labels="row" svg:x="0.197cm" svg:y="0.097cm" svg:width="5.537cm" svg:height="4.673cm">
          <chartooo:coordinate-region svg:x="1.004cm" svg:y="0.296cm" svg:width="4.543cm" svg:height="3.82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15:'pvoutput.org'.C26" chart:label-cell-address="'pvoutput.org'.C14:'pvoutput.org'.C14" chart:class="chart:line">
            <chart:data-point chart:repeated="12"/>
          </chart:series>
          <chart:series chart:style-name="ch7" chart:values-cell-range-address="'pvoutput.org'.E15:'pvoutput.org'.E26" chart:label-cell-address="'pvoutput.org'.E14:'pvoutput.org'.E14" chart:class="chart:line">
            <chart:data-point chart:repeated="12"/>
          </chart:series>
          <chart:series chart:style-name="ch8" chart:values-cell-range-address="'pvoutput.org'.G15:'pvoutput.org'.G26" chart:label-cell-address="'pvoutput.org'.G14:'pvoutput.org'.G14" chart:class="chart:line">
            <chart:data-point chart:repeated="12"/>
          </chart:series>
          <chart:series chart:style-name="ch9" chart:values-cell-range-address="'pvoutput.org'.I15:'pvoutput.org'.I26" chart:label-cell-address="'pvoutput.org'.I14:'pvoutput.org'.I14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14:'pvoutput.org'.C14</svg:desc>
                </draw:g>
              </table:table-cell>
              <table:table-cell office:value-type="string">
                <text:p>pv_gis_avg_kWh (max hor)</text:p>
                <draw:g>
                  <svg:desc>'pvoutput.org'.E14:'pvoutput.org'.E14</svg:desc>
                </draw:g>
              </table:table-cell>
              <table:table-cell office:value-type="string">
                <text:p>pv_gis_avg_kWh (min hor)</text:p>
                <draw:g>
                  <svg:desc>'pvoutput.org'.G14:'pvoutput.org'.G14</svg:desc>
                </draw:g>
              </table:table-cell>
              <table:table-cell office:value-type="string">
                <text:p>pv_gis_avg_kWh (avg hor)</text:p>
                <draw:g>
                  <svg:desc>'pvoutput.org'.I14:'pvoutput.org'.I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8">
                <text:p>68</text:p>
                <draw:g>
                  <svg:desc>'pvoutput.org'.C15:'pvoutput.org'.C26</svg:desc>
                </draw:g>
              </table:table-cell>
              <table:table-cell office:value-type="float" office:value="30.96">
                <text:p>30.96</text:p>
                <draw:g>
                  <svg:desc>'pvoutput.org'.E15:'pvoutput.org'.E26</svg:desc>
                </draw:g>
              </table:table-cell>
              <table:table-cell office:value-type="float" office:value="65.69">
                <text:p>65.69</text:p>
                <draw:g>
                  <svg:desc>'pvoutput.org'.G15:'pvoutput.org'.G26</svg:desc>
                </draw:g>
              </table:table-cell>
              <table:table-cell office:value-type="float" office:value="65.37">
                <text:p>65.37</text:p>
                <draw:g>
                  <svg:desc>'pvoutput.org'.I15:'pvoutput.org'.I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2">
                <text:p>142</text:p>
              </table:table-cell>
              <table:table-cell office:value-type="float" office:value="80.02">
                <text:p>80.02</text:p>
              </table:table-cell>
              <table:table-cell office:value-type="float" office:value="116.52">
                <text:p>116.52</text:p>
              </table:table-cell>
              <table:table-cell office:value-type="float" office:value="116.23">
                <text:p>116.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6">
                <text:p>266</text:p>
              </table:table-cell>
              <table:table-cell office:value-type="float" office:value="190.19">
                <text:p>190.19</text:p>
              </table:table-cell>
              <table:table-cell office:value-type="float" office:value="244.54">
                <text:p>244.54</text:p>
              </table:table-cell>
              <table:table-cell office:value-type="float" office:value="244.54">
                <text:p>244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2">
                <text:p>392</text:p>
              </table:table-cell>
              <table:table-cell office:value-type="float" office:value="294.04">
                <text:p>294.04</text:p>
              </table:table-cell>
              <table:table-cell office:value-type="float" office:value="357.78">
                <text:p>357.78</text:p>
              </table:table-cell>
              <table:table-cell office:value-type="float" office:value="357.44">
                <text:p>357.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6">
                <text:p>556</text:p>
              </table:table-cell>
              <table:table-cell office:value-type="float" office:value="364.59">
                <text:p>364.59</text:p>
              </table:table-cell>
              <table:table-cell office:value-type="float" office:value="412.58">
                <text:p>412.58</text:p>
              </table:table-cell>
              <table:table-cell office:value-type="float" office:value="412.58">
                <text:p>412.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8">
                <text:p>498</text:p>
              </table:table-cell>
              <table:table-cell office:value-type="float" office:value="387.66">
                <text:p>387.66</text:p>
              </table:table-cell>
              <table:table-cell office:value-type="float" office:value="428.07">
                <text:p>428.07</text:p>
              </table:table-cell>
              <table:table-cell office:value-type="float" office:value="428.06">
                <text:p>428.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6">
                <text:p>526</text:p>
              </table:table-cell>
              <table:table-cell office:value-type="float" office:value="368.38">
                <text:p>368.38</text:p>
              </table:table-cell>
              <table:table-cell office:value-type="float" office:value="418.57">
                <text:p>418.57</text:p>
              </table:table-cell>
              <table:table-cell office:value-type="float" office:value="418.57">
                <text:p>418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1">
                <text:p>411</text:p>
              </table:table-cell>
              <table:table-cell office:value-type="float" office:value="305.01">
                <text:p>305.01</text:p>
              </table:table-cell>
              <table:table-cell office:value-type="float" office:value="355.84">
                <text:p>355.84</text:p>
              </table:table-cell>
              <table:table-cell office:value-type="float" office:value="355.84">
                <text:p>355.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7">
                <text:p>307</text:p>
              </table:table-cell>
              <table:table-cell office:value-type="float" office:value="222.43">
                <text:p>222.43</text:p>
              </table:table-cell>
              <table:table-cell office:value-type="float" office:value="268.54">
                <text:p>268.54</text:p>
              </table:table-cell>
              <table:table-cell office:value-type="float" office:value="268.54">
                <text:p>268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8">
                <text:p>168</text:p>
              </table:table-cell>
              <table:table-cell office:value-type="float" office:value="115">
                <text:p>115</text:p>
              </table:table-cell>
              <table:table-cell office:value-type="float" office:value="157.57">
                <text:p>157.57</text:p>
              </table:table-cell>
              <table:table-cell office:value-type="float" office:value="157.42">
                <text:p>157.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">
                <text:p>84</text:p>
              </table:table-cell>
              <table:table-cell office:value-type="float" office:value="46.81">
                <text:p>46.81</text:p>
              </table:table-cell>
              <table:table-cell office:value-type="float" office:value="82.86">
                <text:p>82.86</text:p>
              </table:table-cell>
              <table:table-cell office:value-type="float" office:value="82.43">
                <text:p>82.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23.43">
                <text:p>23.43</text:p>
              </table:table-cell>
              <table:table-cell office:value-type="float" office:value="54.44">
                <text:p>54.44</text:p>
              </table:table-cell>
              <table:table-cell office:value-type="float" office:value="54.28">
                <text:p>54.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866cm" svg:height="4.825cm" xlink:href=".." xlink:type="simple" chart:class="chart:line" chart:style-name="ch1">
        <chart:legend chart:legend-position="end" svg:x="5.903cm" svg:y="0.77cm" style:legend-expansion="high" chart:style-name="ch2"/>
        <chart:plot-area chart:style-name="ch3" table:cell-range-address="'pvoutput.org'.C27:'pvoutput.org'.C39 'pvoutput.org'.E27:'pvoutput.org'.E39 'pvoutput.org'.G27:'pvoutput.org'.G39 'pvoutput.org'.I27:'pvoutput.org'.I39" chart:data-source-has-labels="row" svg:x="0.197cm" svg:y="0.096cm" svg:width="5.509cm" svg:height="4.633cm">
          <chartooo:coordinate-region svg:x="1.004cm" svg:y="0.296cm" svg:width="4.515cm" svg:height="3.7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28:'pvoutput.org'.C39" chart:label-cell-address="'pvoutput.org'.C27:'pvoutput.org'.C27" chart:class="chart:line">
            <chart:data-point chart:repeated="12"/>
          </chart:series>
          <chart:series chart:style-name="ch7" chart:values-cell-range-address="'pvoutput.org'.E28:'pvoutput.org'.E39" chart:label-cell-address="'pvoutput.org'.E27:'pvoutput.org'.E27" chart:class="chart:line">
            <chart:data-point chart:repeated="12"/>
          </chart:series>
          <chart:series chart:style-name="ch8" chart:values-cell-range-address="'pvoutput.org'.G28:'pvoutput.org'.G39" chart:label-cell-address="'pvoutput.org'.G27:'pvoutput.org'.G27" chart:class="chart:line">
            <chart:data-point chart:repeated="12"/>
          </chart:series>
          <chart:series chart:style-name="ch9" chart:values-cell-range-address="'pvoutput.org'.I28:'pvoutput.org'.I39" chart:label-cell-address="'pvoutput.org'.I27:'pvoutput.org'.I27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27:'pvoutput.org'.C27</svg:desc>
                </draw:g>
              </table:table-cell>
              <table:table-cell office:value-type="string">
                <text:p>pv_gis_avg_kWh (max hor)</text:p>
                <draw:g>
                  <svg:desc>'pvoutput.org'.E27:'pvoutput.org'.E27</svg:desc>
                </draw:g>
              </table:table-cell>
              <table:table-cell office:value-type="string">
                <text:p>pv_gis_avg_kWh (min hor)</text:p>
                <draw:g>
                  <svg:desc>'pvoutput.org'.G27:'pvoutput.org'.G27</svg:desc>
                </draw:g>
              </table:table-cell>
              <table:table-cell office:value-type="string">
                <text:p>pv_gis_avg_kWh (avg hor)</text:p>
                <draw:g>
                  <svg:desc>'pvoutput.org'.I27:'pvoutput.org'.I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3333333333333">
                <text:p>53.3333333333333</text:p>
                <draw:g>
                  <svg:desc>'pvoutput.org'.C28:'pvoutput.org'.C39</svg:desc>
                </draw:g>
              </table:table-cell>
              <table:table-cell office:value-type="float" office:value="26.4">
                <text:p>26.4</text:p>
                <draw:g>
                  <svg:desc>'pvoutput.org'.E28:'pvoutput.org'.E39</svg:desc>
                </draw:g>
              </table:table-cell>
              <table:table-cell office:value-type="float" office:value="54.64">
                <text:p>54.64</text:p>
                <draw:g>
                  <svg:desc>'pvoutput.org'.G28:'pvoutput.org'.G39</svg:desc>
                </draw:g>
              </table:table-cell>
              <table:table-cell office:value-type="float" office:value="48.11">
                <text:p>48.11</text:p>
                <draw:g>
                  <svg:desc>'pvoutput.org'.I28:'pvoutput.org'.I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4.333333333333">
                <text:p>134.333333333333</text:p>
              </table:table-cell>
              <table:table-cell office:value-type="float" office:value="52.47">
                <text:p>52.47</text:p>
              </table:table-cell>
              <table:table-cell office:value-type="float" office:value="113.22">
                <text:p>113.22</text:p>
              </table:table-cell>
              <table:table-cell office:value-type="float" office:value="111.16">
                <text:p>111.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4">
                <text:p>224</text:p>
              </table:table-cell>
              <table:table-cell office:value-type="float" office:value="124.13">
                <text:p>124.13</text:p>
              </table:table-cell>
              <table:table-cell office:value-type="float" office:value="240.41">
                <text:p>240.41</text:p>
              </table:table-cell>
              <table:table-cell office:value-type="float" office:value="239.87">
                <text:p>239.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7">
                <text:p>367</text:p>
              </table:table-cell>
              <table:table-cell office:value-type="float" office:value="218.75">
                <text:p>218.75</text:p>
              </table:table-cell>
              <table:table-cell office:value-type="float" office:value="359.68">
                <text:p>359.68</text:p>
              </table:table-cell>
              <table:table-cell office:value-type="float" office:value="359.19">
                <text:p>359.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3.666666666667">
                <text:p>523.666666666667</text:p>
              </table:table-cell>
              <table:table-cell office:value-type="float" office:value="278.77">
                <text:p>278.77</text:p>
              </table:table-cell>
              <table:table-cell office:value-type="float" office:value="408.72">
                <text:p>408.72</text:p>
              </table:table-cell>
              <table:table-cell office:value-type="float" office:value="407.16">
                <text:p>407.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9.333333333333">
                <text:p>389.333333333333</text:p>
              </table:table-cell>
              <table:table-cell office:value-type="float" office:value="302.29">
                <text:p>302.29</text:p>
              </table:table-cell>
              <table:table-cell office:value-type="float" office:value="421.46">
                <text:p>421.46</text:p>
              </table:table-cell>
              <table:table-cell office:value-type="float" office:value="421.46">
                <text:p>421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1">
                <text:p>421</text:p>
              </table:table-cell>
              <table:table-cell office:value-type="float" office:value="287.84">
                <text:p>287.84</text:p>
              </table:table-cell>
              <table:table-cell office:value-type="float" office:value="416.84">
                <text:p>416.84</text:p>
              </table:table-cell>
              <table:table-cell office:value-type="float" office:value="416.84">
                <text:p>416.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1.333333333333">
                <text:p>351.333333333333</text:p>
              </table:table-cell>
              <table:table-cell office:value-type="float" office:value="240.97">
                <text:p>240.97</text:p>
              </table:table-cell>
              <table:table-cell office:value-type="float" office:value="354.35">
                <text:p>354.35</text:p>
              </table:table-cell>
              <table:table-cell office:value-type="float" office:value="352.65">
                <text:p>352.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85.333333333333">
                <text:p>285.333333333333</text:p>
              </table:table-cell>
              <table:table-cell office:value-type="float" office:value="151">
                <text:p>151</text:p>
              </table:table-cell>
              <table:table-cell office:value-type="float" office:value="261.99">
                <text:p>261.99</text:p>
              </table:table-cell>
              <table:table-cell office:value-type="float" office:value="260.81">
                <text:p>260.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">
                <text:p>160</text:p>
              </table:table-cell>
              <table:table-cell office:value-type="float" office:value="75.72">
                <text:p>75.72</text:p>
              </table:table-cell>
              <table:table-cell office:value-type="float" office:value="152.14">
                <text:p>152.14</text:p>
              </table:table-cell>
              <table:table-cell office:value-type="float" office:value="151.74">
                <text:p>151.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5">
                <text:p>65.5</text:p>
              </table:table-cell>
              <table:table-cell office:value-type="float" office:value="34.27">
                <text:p>34.27</text:p>
              </table:table-cell>
              <table:table-cell office:value-type="float" office:value="81.28">
                <text:p>81.28</text:p>
              </table:table-cell>
              <table:table-cell office:value-type="float" office:value="74.68">
                <text:p>74.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6666666666667">
                <text:p>36.6666666666667</text:p>
              </table:table-cell>
              <table:table-cell office:value-type="float" office:value="21.1">
                <text:p>21.1</text:p>
              </table:table-cell>
              <table:table-cell office:value-type="float" office:value="45.54">
                <text:p>45.54</text:p>
              </table:table-cell>
              <table:table-cell office:value-type="float" office:value="38.95">
                <text:p>38.9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948cm" svg:height="5.381cm" xlink:href=".." xlink:type="simple" chart:class="chart:line" chart:style-name="ch1">
        <chart:legend chart:legend-position="end" svg:x="5.985cm" svg:y="1.048cm" style:legend-expansion="high" chart:style-name="ch2"/>
        <chart:plot-area chart:style-name="ch3" table:cell-range-address="'pvoutput.org'.C40:'pvoutput.org'.C52 'pvoutput.org'.E40:'pvoutput.org'.E52 'pvoutput.org'.G40:'pvoutput.org'.G52 'pvoutput.org'.I40:'pvoutput.org'.I52" chart:data-source-has-labels="row" svg:x="0.198cm" svg:y="0.107cm" svg:width="5.589cm" svg:height="5.167cm">
          <chartooo:coordinate-region svg:x="1.005cm" svg:y="0.306cm" svg:width="4.595cm" svg:height="4.3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voutput.org'.C41:'pvoutput.org'.C52" chart:label-cell-address="'pvoutput.org'.C40:'pvoutput.org'.C40" chart:class="chart:line">
            <chart:data-point chart:repeated="12"/>
          </chart:series>
          <chart:series chart:style-name="ch7" chart:values-cell-range-address="'pvoutput.org'.E41:'pvoutput.org'.E52" chart:label-cell-address="'pvoutput.org'.E40:'pvoutput.org'.E40" chart:class="chart:line">
            <chart:data-point chart:repeated="12"/>
          </chart:series>
          <chart:series chart:style-name="ch8" chart:values-cell-range-address="'pvoutput.org'.G41:'pvoutput.org'.G52" chart:label-cell-address="'pvoutput.org'.G40:'pvoutput.org'.G40" chart:class="chart:line">
            <chart:data-point chart:repeated="12"/>
          </chart:series>
          <chart:series chart:style-name="ch9" chart:values-cell-range-address="'pvoutput.org'.I41:'pvoutput.org'.I52" chart:label-cell-address="'pvoutput.org'.I40:'pvoutput.org'.I40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al_avg_kWh</text:p>
                <draw:g>
                  <svg:desc>'pvoutput.org'.C40:'pvoutput.org'.C40</svg:desc>
                </draw:g>
              </table:table-cell>
              <table:table-cell office:value-type="string">
                <text:p>pv_gis_avg_kWh (max hor)</text:p>
                <draw:g>
                  <svg:desc>'pvoutput.org'.E40:'pvoutput.org'.E40</svg:desc>
                </draw:g>
              </table:table-cell>
              <table:table-cell office:value-type="string">
                <text:p>pv_gis_avg_kWh (min hor)</text:p>
                <draw:g>
                  <svg:desc>'pvoutput.org'.G40:'pvoutput.org'.G40</svg:desc>
                </draw:g>
              </table:table-cell>
              <table:table-cell office:value-type="string">
                <text:p>pv_gis_avg_kWh (avg hor)</text:p>
                <draw:g>
                  <svg:desc>'pvoutput.org'.I40:'pvoutput.org'.I4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3.75">
                <text:p>53.75</text:p>
                <draw:g>
                  <svg:desc>'pvoutput.org'.C41:'pvoutput.org'.C52</svg:desc>
                </draw:g>
              </table:table-cell>
              <table:table-cell office:value-type="float" office:value="41.55">
                <text:p>41.55</text:p>
                <draw:g>
                  <svg:desc>'pvoutput.org'.E41:'pvoutput.org'.E52</svg:desc>
                </draw:g>
              </table:table-cell>
              <table:table-cell office:value-type="float" office:value="79.06">
                <text:p>79.06</text:p>
                <draw:g>
                  <svg:desc>'pvoutput.org'.G41:'pvoutput.org'.G52</svg:desc>
                </draw:g>
              </table:table-cell>
              <table:table-cell office:value-type="float" office:value="42.71">
                <text:p>42.71</text:p>
                <draw:g>
                  <svg:desc>'pvoutput.org'.I41:'pvoutput.org'.I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3.666666666667">
                <text:p>123.666666666667</text:p>
              </table:table-cell>
              <table:table-cell office:value-type="float" office:value="71.38">
                <text:p>71.38</text:p>
              </table:table-cell>
              <table:table-cell office:value-type="float" office:value="117.67">
                <text:p>117.67</text:p>
              </table:table-cell>
              <table:table-cell office:value-type="float" office:value="73.77">
                <text:p>73.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4.25">
                <text:p>194.25</text:p>
              </table:table-cell>
              <table:table-cell office:value-type="float" office:value="147.93">
                <text:p>147.93</text:p>
              </table:table-cell>
              <table:table-cell office:value-type="float" office:value="243.05">
                <text:p>243.05</text:p>
              </table:table-cell>
              <table:table-cell office:value-type="float" office:value="211.12">
                <text:p>211.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0">
                <text:p>310</text:p>
              </table:table-cell>
              <table:table-cell office:value-type="float" office:value="221.79001">
                <text:p>221.79001</text:p>
              </table:table-cell>
              <table:table-cell office:value-type="float" office:value="350.56">
                <text:p>350.56</text:p>
              </table:table-cell>
              <table:table-cell office:value-type="float" office:value="327.88">
                <text:p>327.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91">
                <text:p>391</text:p>
              </table:table-cell>
              <table:table-cell office:value-type="float" office:value="310.84">
                <text:p>310.84</text:p>
              </table:table-cell>
              <table:table-cell office:value-type="float" office:value="388.66">
                <text:p>388.66</text:p>
              </table:table-cell>
              <table:table-cell office:value-type="float" office:value="377.84">
                <text:p>377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1.5">
                <text:p>391.5</text:p>
              </table:table-cell>
              <table:table-cell office:value-type="float" office:value="374.33">
                <text:p>374.33</text:p>
              </table:table-cell>
              <table:table-cell office:value-type="float" office:value="406.32">
                <text:p>406.32</text:p>
              </table:table-cell>
              <table:table-cell office:value-type="float" office:value="404.16">
                <text:p>404.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2.75">
                <text:p>342.75</text:p>
              </table:table-cell>
              <table:table-cell office:value-type="float" office:value="352.27">
                <text:p>352.27</text:p>
              </table:table-cell>
              <table:table-cell office:value-type="float" office:value="410.04">
                <text:p>410.04</text:p>
              </table:table-cell>
              <table:table-cell office:value-type="float" office:value="406.61">
                <text:p>406.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7">
                <text:p>337</text:p>
              </table:table-cell>
              <table:table-cell office:value-type="float" office:value="246.1">
                <text:p>246.1</text:p>
              </table:table-cell>
              <table:table-cell office:value-type="float" office:value="346.19">
                <text:p>346.19</text:p>
              </table:table-cell>
              <table:table-cell office:value-type="float" office:value="333.65002">
                <text:p>333.650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5">
                <text:p>175</text:p>
              </table:table-cell>
              <table:table-cell office:value-type="float" office:value="171.31">
                <text:p>171.31</text:p>
              </table:table-cell>
              <table:table-cell office:value-type="float" office:value="273.24">
                <text:p>273.24</text:p>
              </table:table-cell>
              <table:table-cell office:value-type="float" office:value="249.53">
                <text:p>249.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4.5">
                <text:p>154.5</text:p>
              </table:table-cell>
              <table:table-cell office:value-type="float" office:value="101.759995">
                <text:p>101.759995</text:p>
              </table:table-cell>
              <table:table-cell office:value-type="float" office:value="172.48999">
                <text:p>172.48999</text:p>
              </table:table-cell>
              <table:table-cell office:value-type="float" office:value="120.44">
                <text:p>12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51.730003">
                <text:p>51.730003</text:p>
              </table:table-cell>
              <table:table-cell office:value-type="float" office:value="97.43">
                <text:p>97.43</text:p>
              </table:table-cell>
              <table:table-cell office:value-type="float" office:value="52.699997">
                <text:p>52.6999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35.6">
                <text:p>35.6</text:p>
              </table:table-cell>
              <table:table-cell office:value-type="float" office:value="67.74">
                <text:p>67.74</text:p>
              </table:table-cell>
              <table:table-cell office:value-type="float" office:value="36.3">
                <text:p>36.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